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bold" style:font-name-complex="Liberation Serif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bold" style:font-name-complex="Liberation Serif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200"/>
      <style:text-properties style:font-name="Liberation Serif1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bold" style:font-name-complex="Liberation Serif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Liberation Serif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7"/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(a)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f(x)</text:p>
          </table:table-cell>
          <table:table-cell table:style-name="ce8" office:value-type="string" calcext:value-type="string">
            <text:p>Δf(x)</text:p>
          </table:table-cell>
          <table:table-cell table:style-name="ce8" office:value-type="string" calcext:value-type="string">
            <text:p>Δ<text:span text:style-name="T1">2</text:span>f(x)</text:p>
          </table:table-cell>
          <table:table-cell table:style-name="ce8" office:value-type="string" calcext:value-type="string">
            <text:p>Δ<text:span text:style-name="T1">3</text:span>f(x)</text:p>
          </table:table-cell>
          <table:table-cell table:style-name="ce8" office:value-type="string" calcext:value-type="string">
            <text:p>Δ<text:span text:style-name="T1">4</text:span>f(x)</text:p>
          </table:table-cell>
          <table:table-cell table:style-name="ce8" office:value-type="string" calcext:value-type="string">
            <text:p>Δ<text:span text:style-name="T1">5</text:span>f(x)</text:p>
          </table:table-cell>
          <table:table-cell table:style-name="ce8" office:value-type="string" calcext:value-type="string">
            <text:p>Δ<text:span text:style-name="T1">6</text:span>f(x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369" calcext:value-type="float">
            <text:p>-0.369</text:p>
          </table:table-cell>
          <table:table-cell table:style-name="ce19" table:formula="of:=[.C4]-[.C3]" office:value-type="float" office:value="0.2986" calcext:value-type="float">
            <text:p>0.2986</text:p>
          </table:table-cell>
          <table:table-cell table:style-name="ce19" table:formula="of:=[.D4]-[.D3]" office:value-type="float" office:value="0.1125" calcext:value-type="float">
            <text:p>0.1125</text:p>
          </table:table-cell>
          <table:table-cell table:style-name="ce19" table:formula="of:=[.E4]-[.E3]" office:value-type="float" office:value="-0.7065" calcext:value-type="float">
            <text:p>-0.7065</text:p>
          </table:table-cell>
          <table:table-cell table:style-name="ce19" table:formula="of:=[.F4]-[.F3]" office:value-type="float" office:value="0.615" calcext:value-type="float">
            <text:p>0.615</text:p>
          </table:table-cell>
          <table:table-cell table:style-name="ce19" table:formula="of:=[.G4]-[.G3]" office:value-type="float" office:value="0.1476" calcext:value-type="float">
            <text:p>0.1476</text:p>
          </table:table-cell>
          <table:table-cell table:style-name="ce19" table:formula="of:=[.H4]-[.H3]" office:value-type="float" office:value="-0.7337" calcext:value-type="float">
            <text:p>-0.7337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-0.0704" calcext:value-type="float">
            <text:p>-0.0704</text:p>
          </table:table-cell>
          <table:table-cell table:style-name="ce19" table:formula="of:=[.C5]-[.C4]" office:value-type="float" office:value="0.4111" calcext:value-type="float">
            <text:p>0.4111</text:p>
          </table:table-cell>
          <table:table-cell table:style-name="ce19" table:formula="of:=[.D5]-[.D4]" office:value-type="float" office:value="-0.594" calcext:value-type="float">
            <text:p>-0.594</text:p>
          </table:table-cell>
          <table:table-cell table:style-name="ce19" table:formula="of:=[.E5]-[.E4]" office:value-type="float" office:value="-0.0914999999999999" calcext:value-type="float">
            <text:p>-0.0915</text:p>
          </table:table-cell>
          <table:table-cell table:style-name="ce19" table:formula="of:=[.F5]-[.F4]" office:value-type="float" office:value="0.7626" calcext:value-type="float">
            <text:p>0.7626</text:p>
          </table:table-cell>
          <table:table-cell table:style-name="ce19" table:formula="of:=[.G5]-[.G4]" office:value-type="float" office:value="-0.586100000000001" calcext:value-type="float">
            <text:p>-0.586100000000001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0.3407" calcext:value-type="float">
            <text:p>0.3407</text:p>
          </table:table-cell>
          <table:table-cell table:style-name="ce19" table:formula="of:=[.C6]-[.C5]" office:value-type="float" office:value="-0.1829" calcext:value-type="float">
            <text:p>-0.1829</text:p>
          </table:table-cell>
          <table:table-cell table:style-name="ce19" table:formula="of:=[.D6]-[.D5]" office:value-type="float" office:value="-0.6855" calcext:value-type="float">
            <text:p>-0.6855</text:p>
          </table:table-cell>
          <table:table-cell table:style-name="ce19" table:formula="of:=[.E6]-[.E5]" office:value-type="float" office:value="0.6711" calcext:value-type="float">
            <text:p>0.6711</text:p>
          </table:table-cell>
          <table:table-cell table:style-name="ce19" table:formula="of:=[.F6]-[.F5]" office:value-type="float" office:value="0.1765" calcext:value-type="float">
            <text:p>0.176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0.1578" calcext:value-type="float">
            <text:p>0.1578</text:p>
          </table:table-cell>
          <table:table-cell table:style-name="ce19" table:formula="of:=[.C7]-[.C6]" office:value-type="float" office:value="-0.8684" calcext:value-type="float">
            <text:p>-0.8684</text:p>
          </table:table-cell>
          <table:table-cell table:style-name="ce19" table:formula="of:=[.D7]-[.D6]" office:value-type="float" office:value="-0.0143999999999999" calcext:value-type="float">
            <text:p>-0.0144</text:p>
          </table:table-cell>
          <table:table-cell table:style-name="ce19" table:formula="of:=[.E7]-[.E6]" office:value-type="float" office:value="0.8476" calcext:value-type="float">
            <text:p>0.8476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-0.7106" calcext:value-type="float">
            <text:p>-0.7106</text:p>
          </table:table-cell>
          <table:table-cell table:style-name="ce19" table:formula="of:=[.C8]-[.C7]" office:value-type="float" office:value="-0.8828" calcext:value-type="float">
            <text:p>-0.8828</text:p>
          </table:table-cell>
          <table:table-cell table:style-name="ce19" table:formula="of:=[.D8]-[.D7]" office:value-type="float" office:value="0.8332" calcext:value-type="float">
            <text:p>0.8332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-1.5934" calcext:value-type="float">
            <text:p>-1.5934</text:p>
          </table:table-cell>
          <table:table-cell table:style-name="ce19" table:formula="of:=[.C9]-[.C8]" office:value-type="float" office:value="-0.0496000000000001" calcext:value-type="float">
            <text:p>-0.0496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-1.643" calcext:value-type="float">
            <text:p>-1.64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b)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(t)</text:p>
          </table:table-cell>
          <table:table-cell table:style-name="ce8" office:value-type="string" calcext:value-type="string">
            <text:p>Δc(t)</text:p>
          </table:table-cell>
          <table:table-cell table:style-name="ce8" office:value-type="string" calcext:value-type="string">
            <text:p>Δ<text:span text:style-name="T1">2</text:span>c(t)</text:p>
          </table:table-cell>
          <table:table-cell table:style-name="ce8" office:value-type="string" calcext:value-type="string">
            <text:p>Δ<text:span text:style-name="T1">3</text:span>c(t)</text:p>
          </table:table-cell>
          <table:table-cell table:style-name="ce8" office:value-type="string" calcext:value-type="string">
            <text:p>Δ<text:span text:style-name="T1">4</text:span>c(t)</text:p>
          </table:table-cell>
          <table:table-cell table:style-name="ce8" office:value-type="string" calcext:value-type="string">
            <text:p>Δ<text:span text:style-name="T1">5</text:span>c(t)</text:p>
          </table:table-cell>
          <table:table-cell table:style-name="ce8" office:value-type="string" calcext:value-type="string">
            <text:p>Δ<text:span text:style-name="T1">6</text:span>c(t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.7191" calcext:value-type="float">
            <text:p>1.7191</text:p>
          </table:table-cell>
          <table:table-cell table:style-name="ce19" table:formula="of:=[.C13]-[.C12]" office:value-type="float" office:value="-0.1236" calcext:value-type="float">
            <text:p>-0.1236</text:p>
          </table:table-cell>
          <table:table-cell table:style-name="ce19" table:formula="of:=[.D13]-[.D12]" office:value-type="float" office:value="-0.6889" calcext:value-type="float">
            <text:p>-0.6889</text:p>
          </table:table-cell>
          <table:table-cell table:style-name="ce19" table:formula="of:=[.E13]-[.E12]" office:value-type="float" office:value="0.334" calcext:value-type="float">
            <text:p>0.334</text:p>
          </table:table-cell>
          <table:table-cell table:style-name="ce19" table:formula="of:=[.F13]-[.F12]" office:value-type="float" office:value="0.1963" calcext:value-type="float">
            <text:p>0.1963</text:p>
          </table:table-cell>
          <table:table-cell table:style-name="ce19" table:formula="of:=[.G13]-[.G12]" office:value-type="float" office:value="-0.193600000000001" calcext:value-type="float">
            <text:p>-0.193600000000001</text:p>
          </table:table-cell>
          <table:table-cell table:style-name="ce19" table:formula="of:=[.H13]-[.H12]" office:value-type="float" office:value="-0.866999999999999" calcext:value-type="float">
            <text:p>-0.866999999999999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1.5955" calcext:value-type="float">
            <text:p>1.5955</text:p>
          </table:table-cell>
          <table:table-cell table:style-name="ce19" table:formula="of:=[.C14]-[.C13]" office:value-type="float" office:value="-0.8125" calcext:value-type="float">
            <text:p>-0.8125</text:p>
          </table:table-cell>
          <table:table-cell table:style-name="ce19" table:formula="of:=[.D14]-[.D13]" office:value-type="float" office:value="-0.3549" calcext:value-type="float">
            <text:p>-0.3549</text:p>
          </table:table-cell>
          <table:table-cell table:style-name="ce19" table:formula="of:=[.E14]-[.E13]" office:value-type="float" office:value="0.5303" calcext:value-type="float">
            <text:p>0.5303</text:p>
          </table:table-cell>
          <table:table-cell table:style-name="ce19" table:formula="of:=[.F14]-[.F13]" office:value-type="float" office:value="0.00269999999999981" calcext:value-type="float">
            <text:p>0.0027</text:p>
          </table:table-cell>
          <table:table-cell table:style-name="ce19" table:formula="of:=[.G14]-[.G13]" office:value-type="float" office:value="-1.0606" calcext:value-type="float">
            <text:p>-1.0606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783" calcext:value-type="float">
            <text:p>0.783</text:p>
          </table:table-cell>
          <table:table-cell table:style-name="ce19" table:formula="of:=[.C15]-[.C14]" office:value-type="float" office:value="-1.1674" calcext:value-type="float">
            <text:p>-1.1674</text:p>
          </table:table-cell>
          <table:table-cell table:style-name="ce19" table:formula="of:=[.D15]-[.D14]" office:value-type="float" office:value="0.1754" calcext:value-type="float">
            <text:p>0.1754</text:p>
          </table:table-cell>
          <table:table-cell table:style-name="ce19" table:formula="of:=[.E15]-[.E14]" office:value-type="float" office:value="0.533" calcext:value-type="float">
            <text:p>0.533</text:p>
          </table:table-cell>
          <table:table-cell table:style-name="ce19" table:formula="of:=[.F15]-[.F14]" office:value-type="float" office:value="-1.0579" calcext:value-type="float">
            <text:p>-1.0579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-0.3844" calcext:value-type="float">
            <text:p>-0.3844</text:p>
          </table:table-cell>
          <table:table-cell table:style-name="ce19" table:formula="of:=[.C16]-[.C15]" office:value-type="float" office:value="-0.992" calcext:value-type="float">
            <text:p>-0.992</text:p>
          </table:table-cell>
          <table:table-cell table:style-name="ce19" table:formula="of:=[.D16]-[.D15]" office:value-type="float" office:value="0.7084" calcext:value-type="float">
            <text:p>0.7084</text:p>
          </table:table-cell>
          <table:table-cell table:style-name="ce19" table:formula="of:=[.E16]-[.E15]" office:value-type="float" office:value="-0.5249" calcext:value-type="float">
            <text:p>-0.524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-1.3764" calcext:value-type="float">
            <text:p>-1.3764</text:p>
          </table:table-cell>
          <table:table-cell table:style-name="ce19" table:formula="of:=[.C17]-[.C16]" office:value-type="float" office:value="-0.2836" calcext:value-type="float">
            <text:p>-0.2836</text:p>
          </table:table-cell>
          <table:table-cell table:style-name="ce19" table:formula="of:=[.D17]-[.D16]" office:value-type="float" office:value="0.1835" calcext:value-type="float">
            <text:p>0.1835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-1.66" calcext:value-type="float">
            <text:p>-1.66</text:p>
          </table:table-cell>
          <table:table-cell table:style-name="ce19" table:formula="of:=[.C18]-[.C17]" office:value-type="float" office:value="-0.1001" calcext:value-type="float">
            <text:p>-0.1001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-1.7601" calcext:value-type="float">
            <text:p>-1.760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c)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(r)</text:p>
          </table:table-cell>
          <table:table-cell table:style-name="ce8" office:value-type="string" calcext:value-type="string">
            <text:p>ΔF(r)</text:p>
          </table:table-cell>
          <table:table-cell table:style-name="ce8" office:value-type="string" calcext:value-type="string">
            <text:p>Δ<text:span text:style-name="T1">2</text:span>F(r)</text:p>
          </table:table-cell>
          <table:table-cell table:style-name="ce8" office:value-type="string" calcext:value-type="string">
            <text:p>Δ<text:span text:style-name="T1">3</text:span>F(r)</text:p>
          </table:table-cell>
          <table:table-cell table:style-name="ce8" office:value-type="string" calcext:value-type="string">
            <text:p>Δ<text:span text:style-name="T1">4</text:span>F(r)</text:p>
          </table:table-cell>
          <table:table-cell table:style-name="ce8" office:value-type="string" calcext:value-type="string">
            <text:p>Δ<text:span text:style-name="T1">5</text:span>F(r)</text:p>
          </table:table-cell>
          <table:table-cell table:style-name="ce8" office:value-type="string" calcext:value-type="string">
            <text:p>Δ<text:span text:style-name="T1">6</text:span>F(r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6" office:value-type="float" office:value="2.1972" calcext:value-type="float">
            <text:p>2.1972</text:p>
          </table:table-cell>
          <table:table-cell table:style-name="ce19" table:formula="of:=[.C22]-[.C21]" office:value-type="float" office:value="-0.8924" calcext:value-type="float">
            <text:p>-0.8924</text:p>
          </table:table-cell>
          <table:table-cell table:style-name="ce19" table:formula="of:=[.D22]-[.D21]" office:value-type="float" office:value="0.5412" calcext:value-type="float">
            <text:p>0.5412</text:p>
          </table:table-cell>
          <table:table-cell table:style-name="ce19" table:formula="of:=[.E22]-[.E21]" office:value-type="float" office:value="-0.3823" calcext:value-type="float">
            <text:p>-0.3823</text:p>
          </table:table-cell>
          <table:table-cell table:style-name="ce19" table:formula="of:=[.F22]-[.F21]" office:value-type="float" office:value="0.2928" calcext:value-type="float">
            <text:p>0.2928</text:p>
          </table:table-cell>
          <table:table-cell table:style-name="ce19" table:formula="of:=[.G22]-[.G21]" office:value-type="float" office:value="-0.3859" calcext:value-type="float">
            <text:p>-0.3859</text:p>
          </table:table-cell>
          <table:table-cell table:style-name="ce19" table:formula="of:=[.H22]-[.H21]" office:value-type="float" office:value="0.948799999999999" calcext:value-type="float">
            <text:p>0.948799999999999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7" office:value-type="float" office:value="1.3048" calcext:value-type="float">
            <text:p>1.3048</text:p>
          </table:table-cell>
          <table:table-cell table:style-name="ce19" table:formula="of:=[.C23]-[.C22]" office:value-type="float" office:value="-0.3512" calcext:value-type="float">
            <text:p>-0.3512</text:p>
          </table:table-cell>
          <table:table-cell table:style-name="ce19" table:formula="of:=[.D23]-[.D22]" office:value-type="float" office:value="0.1589" calcext:value-type="float">
            <text:p>0.1589</text:p>
          </table:table-cell>
          <table:table-cell table:style-name="ce19" table:formula="of:=[.E23]-[.E22]" office:value-type="float" office:value="-0.0895000000000001" calcext:value-type="float">
            <text:p>-0.0895</text:p>
          </table:table-cell>
          <table:table-cell table:style-name="ce19" table:formula="of:=[.F23]-[.F22]" office:value-type="float" office:value="-0.0930999999999998" calcext:value-type="float">
            <text:p>-0.0931</text:p>
          </table:table-cell>
          <table:table-cell table:style-name="ce19" table:formula="of:=[.G23]-[.G22]" office:value-type="float" office:value="0.5629" calcext:value-type="float">
            <text:p>0.5629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7" office:value-type="float" office:value="0.9536" calcext:value-type="float">
            <text:p>0.9536</text:p>
          </table:table-cell>
          <table:table-cell table:style-name="ce19" table:formula="of:=[.C24]-[.C23]" office:value-type="float" office:value="-0.1923" calcext:value-type="float">
            <text:p>-0.1923</text:p>
          </table:table-cell>
          <table:table-cell table:style-name="ce19" table:formula="of:=[.D24]-[.D23]" office:value-type="float" office:value="0.0693999999999999" calcext:value-type="float">
            <text:p>0.0694</text:p>
          </table:table-cell>
          <table:table-cell table:style-name="ce19" table:formula="of:=[.E24]-[.E23]" office:value-type="float" office:value="-0.1826" calcext:value-type="float">
            <text:p>-0.1826</text:p>
          </table:table-cell>
          <table:table-cell table:style-name="ce19" table:formula="of:=[.F24]-[.F23]" office:value-type="float" office:value="0.4698" calcext:value-type="float">
            <text:p>0.4698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7" office:value-type="float" office:value="0.7613" calcext:value-type="float">
            <text:p>0.7613</text:p>
          </table:table-cell>
          <table:table-cell table:style-name="ce19" table:formula="of:=[.C25]-[.C24]" office:value-type="float" office:value="-0.1229" calcext:value-type="float">
            <text:p>-0.1229</text:p>
          </table:table-cell>
          <table:table-cell table:style-name="ce19" table:formula="of:=[.D25]-[.D24]" office:value-type="float" office:value="-0.1132" calcext:value-type="float">
            <text:p>-0.1132</text:p>
          </table:table-cell>
          <table:table-cell table:style-name="ce19" table:formula="of:=[.E25]-[.E24]" office:value-type="float" office:value="0.2872" calcext:value-type="float">
            <text:p>0.2872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float" office:value="19" calcext:value-type="float">
            <text:p>19</text:p>
          </table:table-cell>
          <table:table-cell table:style-name="ce17" office:value-type="float" office:value="0.6384" calcext:value-type="float">
            <text:p>0.6384</text:p>
          </table:table-cell>
          <table:table-cell table:style-name="ce19" table:formula="of:=[.C26]-[.C25]" office:value-type="float" office:value="-0.2361" calcext:value-type="float">
            <text:p>-0.2361</text:p>
          </table:table-cell>
          <table:table-cell table:style-name="ce19" table:formula="of:=[.D26]-[.D25]" office:value-type="float" office:value="0.174" calcext:value-type="float">
            <text:p>0.174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table:style-name="ce17" office:value-type="float" office:value="0.4023" calcext:value-type="float">
            <text:p>0.4023</text:p>
          </table:table-cell>
          <table:table-cell table:style-name="ce19" table:formula="of:=[.C27]-[.C26]" office:value-type="float" office:value="-0.0621" calcext:value-type="float">
            <text:p>-0.0621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12" office:value-type="float" office:value="27" calcext:value-type="float">
            <text:p>27</text:p>
          </table:table-cell>
          <table:table-cell table:style-name="ce17" office:value-type="float" office:value="0.3402" calcext:value-type="float">
            <text:p>0.340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d)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y(x)</text:p>
          </table:table-cell>
          <table:table-cell table:style-name="ce8" office:value-type="string" calcext:value-type="string">
            <text:p>Δy(x)</text:p>
          </table:table-cell>
          <table:table-cell table:style-name="ce8" office:value-type="string" calcext:value-type="string">
            <text:p>Δ<text:span text:style-name="T1">2</text:span>y(x)</text:p>
          </table:table-cell>
          <table:table-cell table:style-name="ce8" office:value-type="string" calcext:value-type="string">
            <text:p>Δ<text:span text:style-name="T1">3</text:span>y(x)</text:p>
          </table:table-cell>
          <table:table-cell table:style-name="ce8" office:value-type="string" calcext:value-type="string">
            <text:p>Δ<text:span text:style-name="T1">4</text:span>y(x)</text:p>
          </table:table-cell>
          <table:table-cell table:style-name="ce8" office:value-type="string" calcext:value-type="string">
            <text:p>Δ<text:span text:style-name="T1">5</text:span>y(x)</text:p>
          </table:table-cell>
          <table:table-cell table:style-name="ce8" office:value-type="string" calcext:value-type="string">
            <text:p>Δ<text:span text:style-name="T1">6</text:span>y(x)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0.3" calcext:value-type="float">
            <text:p>0.3</text:p>
          </table:table-cell>
          <table:table-cell table:style-name="ce16" office:value-type="float" office:value="1.935" calcext:value-type="float">
            <text:p>1.935</text:p>
          </table:table-cell>
          <table:table-cell table:style-name="ce19" table:formula="of:=[.C31]-[.C30]" office:value-type="float" office:value="-0.262" calcext:value-type="float">
            <text:p>-0.262</text:p>
          </table:table-cell>
          <table:table-cell table:style-name="ce19" table:formula="of:=[.D31]-[.D30]" office:value-type="float" office:value="-0.099" calcext:value-type="float">
            <text:p>-0.099</text:p>
          </table:table-cell>
          <table:table-cell table:style-name="ce19" table:formula="of:=[.E31]-[.E30]" office:value-type="float" office:value="0.094" calcext:value-type="float">
            <text:p>0.094</text:p>
          </table:table-cell>
          <table:table-cell table:style-name="ce19" table:formula="of:=[.F31]-[.F30]" office:value-type="float" office:value="-0.041" calcext:value-type="float">
            <text:p>-0.041</text:p>
          </table:table-cell>
          <table:table-cell table:style-name="ce19" table:formula="of:=[.G31]-[.G30]" office:value-type="float" office:value="-0.0209999999999997" calcext:value-type="float">
            <text:p>-0.021</text:p>
          </table:table-cell>
          <table:table-cell table:style-name="ce19" table:formula="of:=[.H31]-[.H30]" office:value-type="float" office:value="0.0789999999999992" calcext:value-type="float">
            <text:p>0.078999999999999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0.75" calcext:value-type="float">
            <text:p>0.75</text:p>
          </table:table-cell>
          <table:table-cell table:style-name="ce17" office:value-type="float" office:value="1.673" calcext:value-type="float">
            <text:p>1.673</text:p>
          </table:table-cell>
          <table:table-cell table:style-name="ce19" table:formula="of:=[.C32]-[.C31]" office:value-type="float" office:value="-0.361" calcext:value-type="float">
            <text:p>-0.361</text:p>
          </table:table-cell>
          <table:table-cell table:style-name="ce19" table:formula="of:=[.D32]-[.D31]" office:value-type="float" office:value="-0.005" calcext:value-type="float">
            <text:p>-0.005</text:p>
          </table:table-cell>
          <table:table-cell table:style-name="ce19" table:formula="of:=[.E32]-[.E31]" office:value-type="float" office:value="0.0529999999999999" calcext:value-type="float">
            <text:p>0.053</text:p>
          </table:table-cell>
          <table:table-cell table:style-name="ce19" table:formula="of:=[.F32]-[.F31]" office:value-type="float" office:value="-0.0619999999999998" calcext:value-type="float">
            <text:p>-0.062</text:p>
          </table:table-cell>
          <table:table-cell table:style-name="ce19" table:formula="of:=[.G32]-[.G31]" office:value-type="float" office:value="0.0579999999999995" calcext:value-type="float">
            <text:p>0.058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1.312" calcext:value-type="float">
            <text:p>1.312</text:p>
          </table:table-cell>
          <table:table-cell table:style-name="ce19" table:formula="of:=[.C33]-[.C32]" office:value-type="float" office:value="-0.366" calcext:value-type="float">
            <text:p>-0.366</text:p>
          </table:table-cell>
          <table:table-cell table:style-name="ce19" table:formula="of:=[.D33]-[.D32]" office:value-type="float" office:value="0.0479999999999999" calcext:value-type="float">
            <text:p>0.048</text:p>
          </table:table-cell>
          <table:table-cell table:style-name="ce19" table:formula="of:=[.E33]-[.E32]" office:value-type="float" office:value="-0.00899999999999984" calcext:value-type="float">
            <text:p>-0.009</text:p>
          </table:table-cell>
          <table:table-cell table:style-name="ce19" table:formula="of:=[.F33]-[.F32]" office:value-type="float" office:value="-0.00400000000000028" calcext:value-type="float">
            <text:p>-0.004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1.65" calcext:value-type="float">
            <text:p>1.65</text:p>
          </table:table-cell>
          <table:table-cell table:style-name="ce17" office:value-type="float" office:value="0.946" calcext:value-type="float">
            <text:p>0.946</text:p>
          </table:table-cell>
          <table:table-cell table:style-name="ce19" table:formula="of:=[.C34]-[.C33]" office:value-type="float" office:value="-0.318" calcext:value-type="float">
            <text:p>-0.318</text:p>
          </table:table-cell>
          <table:table-cell table:style-name="ce19" table:formula="of:=[.D34]-[.D33]" office:value-type="float" office:value="0.0390000000000001" calcext:value-type="float">
            <text:p>0.039</text:p>
          </table:table-cell>
          <table:table-cell table:style-name="ce19" table:formula="of:=[.E34]-[.E33]" office:value-type="float" office:value="-0.0130000000000001" calcext:value-type="float">
            <text:p>-0.013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float" office:value="2.1" calcext:value-type="float">
            <text:p>2.1</text:p>
          </table:table-cell>
          <table:table-cell table:style-name="ce17" office:value-type="float" office:value="0.628" calcext:value-type="float">
            <text:p>0.628</text:p>
          </table:table-cell>
          <table:table-cell table:style-name="ce19" table:formula="of:=[.C35]-[.C34]" office:value-type="float" office:value="-0.279" calcext:value-type="float">
            <text:p>-0.279</text:p>
          </table:table-cell>
          <table:table-cell table:style-name="ce19" table:formula="of:=[.D35]-[.D34]" office:value-type="float" office:value="0.026" calcext:value-type="float">
            <text:p>0.02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12" office:value-type="float" office:value="2.55" calcext:value-type="float">
            <text:p>2.55</text:p>
          </table:table-cell>
          <table:table-cell table:style-name="ce17" office:value-type="float" office:value="0.349" calcext:value-type="float">
            <text:p>0.349</text:p>
          </table:table-cell>
          <table:table-cell table:style-name="ce19" table:formula="of:=[.C36]-[.C35]" office:value-type="float" office:value="-0.253" calcext:value-type="float">
            <text:p>-0.253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e)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d(t)</text:p>
          </table:table-cell>
          <table:table-cell table:style-name="ce8" office:value-type="string" calcext:value-type="string">
            <text:p>Δd(t)</text:p>
          </table:table-cell>
          <table:table-cell table:style-name="ce8" office:value-type="string" calcext:value-type="string">
            <text:p>Δ<text:span text:style-name="T1">2</text:span>d(t)</text:p>
          </table:table-cell>
          <table:table-cell table:style-name="ce8" office:value-type="string" calcext:value-type="string">
            <text:p>Δ<text:span text:style-name="T1">3</text:span>d(t)</text:p>
          </table:table-cell>
          <table:table-cell table:style-name="ce8" office:value-type="string" calcext:value-type="string">
            <text:p>Δ<text:span text:style-name="T1">4</text:span>d(t)</text:p>
          </table:table-cell>
          <table:table-cell table:style-name="ce8" office:value-type="string" calcext:value-type="string">
            <text:p>Δ<text:span text:style-name="T1">5</text:span>d(t)</text:p>
          </table:table-cell>
          <table:table-cell table:style-name="ce8" office:value-type="string" calcext:value-type="string">
            <text:p>Δ<text:span text:style-name="T1">6</text:span>d(t)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9.37" calcext:value-type="float">
            <text:p>9.37</text:p>
          </table:table-cell>
          <table:table-cell table:style-name="ce19" table:formula="of:=[.C40]-[.C39]" office:value-type="float" office:value="-1.2484" calcext:value-type="float">
            <text:p>-1.2484</text:p>
          </table:table-cell>
          <table:table-cell table:style-name="ce19" table:formula="of:=[.D40]-[.D39]" office:value-type="float" office:value="-0.490900000000003" calcext:value-type="float">
            <text:p>-0.490900000000003</text:p>
          </table:table-cell>
          <table:table-cell table:style-name="ce19" table:formula="of:=[.E40]-[.E39]" office:value-type="float" office:value="1.5972" calcext:value-type="float">
            <text:p>1.5972</text:p>
          </table:table-cell>
          <table:table-cell table:style-name="ce19" table:formula="of:=[.F40]-[.F39]" office:value-type="float" office:value="-4.0713" calcext:value-type="float">
            <text:p>-4.0713</text:p>
          </table:table-cell>
          <table:table-cell table:style-name="ce19" table:formula="of:=[.G40]-[.G39]" office:value-type="float" office:value="8.89980000000001" calcext:value-type="float">
            <text:p>8.89980000000001</text:p>
          </table:table-cell>
          <table:table-cell table:style-name="ce19" table:formula="of:=[.H40]-[.H39]" office:value-type="float" office:value="-17.9262" calcext:value-type="float">
            <text:p>-17.9262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4.667" calcext:value-type="float">
            <text:p>4.667</text:p>
          </table:table-cell>
          <table:table-cell table:style-name="ce17" office:value-type="float" office:value="8.1216" calcext:value-type="float">
            <text:p>8.1216</text:p>
          </table:table-cell>
          <table:table-cell table:style-name="ce19" table:formula="of:=[.C41]-[.C40]" office:value-type="float" office:value="-1.7393" calcext:value-type="float">
            <text:p>-1.7393</text:p>
          </table:table-cell>
          <table:table-cell table:style-name="ce19" table:formula="of:=[.D41]-[.D40]" office:value-type="float" office:value="1.1063" calcext:value-type="float">
            <text:p>1.1063</text:p>
          </table:table-cell>
          <table:table-cell table:style-name="ce19" table:formula="of:=[.E41]-[.E40]" office:value-type="float" office:value="-2.4741" calcext:value-type="float">
            <text:p>-2.4741</text:p>
          </table:table-cell>
          <table:table-cell table:style-name="ce19" table:formula="of:=[.F41]-[.F40]" office:value-type="float" office:value="4.8285" calcext:value-type="float">
            <text:p>4.8285</text:p>
          </table:table-cell>
          <table:table-cell table:style-name="ce19" table:formula="of:=[.G41]-[.G40]" office:value-type="float" office:value="-9.0264" calcext:value-type="float">
            <text:p>-9.0264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12" office:value-type="float" office:value="4.333" calcext:value-type="float">
            <text:p>4.333</text:p>
          </table:table-cell>
          <table:table-cell table:style-name="ce17" office:value-type="float" office:value="6.3823" calcext:value-type="float">
            <text:p>6.3823</text:p>
          </table:table-cell>
          <table:table-cell table:style-name="ce19" table:formula="of:=[.C42]-[.C41]" office:value-type="float" office:value="-0.633" calcext:value-type="float">
            <text:p>-0.633</text:p>
          </table:table-cell>
          <table:table-cell table:style-name="ce19" table:formula="of:=[.D42]-[.D41]" office:value-type="float" office:value="-1.3678" calcext:value-type="float">
            <text:p>-1.3678</text:p>
          </table:table-cell>
          <table:table-cell table:style-name="ce19" table:formula="of:=[.E42]-[.E41]" office:value-type="float" office:value="2.3544" calcext:value-type="float">
            <text:p>2.3544</text:p>
          </table:table-cell>
          <table:table-cell table:style-name="ce19" table:formula="of:=[.F42]-[.F41]" office:value-type="float" office:value="-4.1979" calcext:value-type="float">
            <text:p>-4.1979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7" office:value-type="float" office:value="5.7493" calcext:value-type="float">
            <text:p>5.7493</text:p>
          </table:table-cell>
          <table:table-cell table:style-name="ce19" table:formula="of:=[.C43]-[.C42]" office:value-type="float" office:value="-2.0008" calcext:value-type="float">
            <text:p>-2.0008</text:p>
          </table:table-cell>
          <table:table-cell table:style-name="ce19" table:formula="of:=[.D43]-[.D42]" office:value-type="float" office:value="0.9866" calcext:value-type="float">
            <text:p>0.9866</text:p>
          </table:table-cell>
          <table:table-cell table:style-name="ce19" table:formula="of:=[.E43]-[.E42]" office:value-type="float" office:value="-1.8435" calcext:value-type="float">
            <text:p>-1.8435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float" office:value="3.667" calcext:value-type="float">
            <text:p>3.667</text:p>
          </table:table-cell>
          <table:table-cell table:style-name="ce17" office:value-type="float" office:value="3.7485" calcext:value-type="float">
            <text:p>3.7485</text:p>
          </table:table-cell>
          <table:table-cell table:style-name="ce19" table:formula="of:=[.C44]-[.C43]" office:value-type="float" office:value="-1.0142" calcext:value-type="float">
            <text:p>-1.0142</text:p>
          </table:table-cell>
          <table:table-cell table:style-name="ce19" table:formula="of:=[.D44]-[.D43]" office:value-type="float" office:value="-0.8569" calcext:value-type="float">
            <text:p>-0.8569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12" office:value-type="float" office:value="3.333" calcext:value-type="float">
            <text:p>3.333</text:p>
          </table:table-cell>
          <table:table-cell table:style-name="ce17" office:value-type="float" office:value="2.7343" calcext:value-type="float">
            <text:p>2.7343</text:p>
          </table:table-cell>
          <table:table-cell table:style-name="ce19" table:formula="of:=[.C45]-[.C44]" office:value-type="float" office:value="-1.8711" calcext:value-type="float">
            <text:p>-1.8711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 office:value-type="float" office:value="0.8632" calcext:value-type="float">
            <text:p>0.863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f)</text:p>
          </table:table-cell>
          <table:table-cell table:style-name="ce13" office:value-type="string" calcext:value-type="string">
            <text:p>r</text:p>
          </table:table-cell>
          <table:table-cell table:style-name="ce18" office:value-type="string" calcext:value-type="string">
            <text:p>z(r)</text:p>
          </table:table-cell>
          <table:table-cell table:style-name="ce8" office:value-type="string" calcext:value-type="string">
            <text:p>Δz(r)</text:p>
          </table:table-cell>
          <table:table-cell table:style-name="ce8" office:value-type="string" calcext:value-type="string">
            <text:p>Δ<text:span text:style-name="T1">2</text:span>z(r)</text:p>
          </table:table-cell>
          <table:table-cell table:style-name="ce8" office:value-type="string" calcext:value-type="string">
            <text:p>Δ<text:span text:style-name="T1">3</text:span>z(r)</text:p>
          </table:table-cell>
          <table:table-cell table:style-name="ce8" office:value-type="string" calcext:value-type="string">
            <text:p>Δ<text:span text:style-name="T1">4</text:span>z(r)</text:p>
          </table:table-cell>
          <table:table-cell table:style-name="ce8" office:value-type="string" calcext:value-type="string">
            <text:p>Δ<text:span text:style-name="T1">5</text:span>z(r)</text:p>
          </table:table-cell>
          <table:table-cell table:style-name="ce8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0.3" calcext:value-type="float">
            <text:p>0.3</text:p>
          </table:table-cell>
          <table:table-cell table:style-name="ce16" office:value-type="float" office:value="1.2611" calcext:value-type="float">
            <text:p>1.2611</text:p>
          </table:table-cell>
          <table:table-cell table:style-name="ce19" table:formula="of:=[.C49]-[.C48]" office:value-type="float" office:value="0.0929000000000002" calcext:value-type="float">
            <text:p>0.0929</text:p>
          </table:table-cell>
          <table:table-cell table:style-name="ce19" table:formula="of:=[.D49]-[.D48]" office:value-type="float" office:value="0.0764999999999998" calcext:value-type="float">
            <text:p>0.0765</text:p>
          </table:table-cell>
          <table:table-cell table:style-name="ce19" table:formula="of:=[.E49]-[.E48]" office:value-type="float" office:value="-0.157" calcext:value-type="float">
            <text:p>-0.157</text:p>
          </table:table-cell>
          <table:table-cell table:style-name="ce19" table:formula="of:=[.F49]-[.F48]" office:value-type="float" office:value="0.3595" calcext:value-type="float">
            <text:p>0.3595</text:p>
          </table:table-cell>
          <table:table-cell table:style-name="ce19" table:formula="of:=[.G49]-[.G48]" office:value-type="float" office:value="-0.783899999999999" calcext:value-type="float">
            <text:p>-0.783899999999999</text:p>
          </table:table-cell>
          <table:table-cell table:style-name="ce19" table:formula="of:=[.H49]-[.H48]" office:value-type="float" office:value="1.6083" calcext:value-type="float">
            <text:p>1.6083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0.4167" calcext:value-type="float">
            <text:p>0.4167</text:p>
          </table:table-cell>
          <table:table-cell table:style-name="ce17" office:value-type="float" office:value="1.354" calcext:value-type="float">
            <text:p>1.354</text:p>
          </table:table-cell>
          <table:table-cell table:style-name="ce19" table:formula="of:=[.C50]-[.C49]" office:value-type="float" office:value="0.1694" calcext:value-type="float">
            <text:p>0.1694</text:p>
          </table:table-cell>
          <table:table-cell table:style-name="ce19" table:formula="of:=[.D50]-[.D49]" office:value-type="float" office:value="-0.0805" calcext:value-type="float">
            <text:p>-0.0805</text:p>
          </table:table-cell>
          <table:table-cell table:style-name="ce19" table:formula="of:=[.E50]-[.E49]" office:value-type="float" office:value="0.2025" calcext:value-type="float">
            <text:p>0.2025</text:p>
          </table:table-cell>
          <table:table-cell table:style-name="ce19" table:formula="of:=[.F50]-[.F49]" office:value-type="float" office:value="-0.424399999999999" calcext:value-type="float">
            <text:p>-0.424399999999999</text:p>
          </table:table-cell>
          <table:table-cell table:style-name="ce19" table:formula="of:=[.G50]-[.G49]" office:value-type="float" office:value="0.824399999999998" calcext:value-type="float">
            <text:p>0.824399999999998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12" office:value-type="float" office:value="0.5333" calcext:value-type="float">
            <text:p>0.5333</text:p>
          </table:table-cell>
          <table:table-cell table:style-name="ce17" office:value-type="float" office:value="1.5234" calcext:value-type="float">
            <text:p>1.5234</text:p>
          </table:table-cell>
          <table:table-cell table:style-name="ce19" table:formula="of:=[.C51]-[.C50]" office:value-type="float" office:value="0.0889" calcext:value-type="float">
            <text:p>0.0889</text:p>
          </table:table-cell>
          <table:table-cell table:style-name="ce19" table:formula="of:=[.D51]-[.D50]" office:value-type="float" office:value="0.122" calcext:value-type="float">
            <text:p>0.122</text:p>
          </table:table-cell>
          <table:table-cell table:style-name="ce19" table:formula="of:=[.E51]-[.E50]" office:value-type="float" office:value="-0.2219" calcext:value-type="float">
            <text:p>-0.2219</text:p>
          </table:table-cell>
          <table:table-cell table:style-name="ce19" table:formula="of:=[.F51]-[.F50]" office:value-type="float" office:value="0.399999999999999" calcext:value-type="float">
            <text:p>0.399999999999999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0.65" calcext:value-type="float">
            <text:p>0.65</text:p>
          </table:table-cell>
          <table:table-cell table:style-name="ce17" office:value-type="float" office:value="1.6123" calcext:value-type="float">
            <text:p>1.6123</text:p>
          </table:table-cell>
          <table:table-cell table:style-name="ce19" table:formula="of:=[.C52]-[.C51]" office:value-type="float" office:value="0.2109" calcext:value-type="float">
            <text:p>0.2109</text:p>
          </table:table-cell>
          <table:table-cell table:style-name="ce19" table:formula="of:=[.D52]-[.D51]" office:value-type="float" office:value="-0.0998999999999997" calcext:value-type="float">
            <text:p>-0.0999</text:p>
          </table:table-cell>
          <table:table-cell table:style-name="ce19" table:formula="of:=[.E52]-[.E51]" office:value-type="float" office:value="0.178099999999999" calcext:value-type="float">
            <text:p>0.17809999999999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float" office:value="0.7667" calcext:value-type="float">
            <text:p>0.7667</text:p>
          </table:table-cell>
          <table:table-cell table:style-name="ce17" office:value-type="float" office:value="1.8232" calcext:value-type="float">
            <text:p>1.8232</text:p>
          </table:table-cell>
          <table:table-cell table:style-name="ce19" table:formula="of:=[.C53]-[.C52]" office:value-type="float" office:value="0.111" calcext:value-type="float">
            <text:p>0.111</text:p>
          </table:table-cell>
          <table:table-cell table:style-name="ce19" table:formula="of:=[.D53]-[.D52]" office:value-type="float" office:value="0.0781999999999998" calcext:value-type="float">
            <text:p>0.0782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12" office:value-type="float" office:value="0.8833" calcext:value-type="float">
            <text:p>0.8833</text:p>
          </table:table-cell>
          <table:table-cell table:style-name="ce17" office:value-type="float" office:value="1.9342" calcext:value-type="float">
            <text:p>1.9342</text:p>
          </table:table-cell>
          <table:table-cell table:style-name="ce19" table:formula="of:=[.C54]-[.C53]" office:value-type="float" office:value="0.1892" calcext:value-type="float">
            <text:p>0.1892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float" office:value="2.1234" calcext:value-type="float">
            <text:p>2.123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g)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k(x)</text:p>
          </table:table-cell>
          <table:table-cell table:style-name="ce8" office:value-type="string" calcext:value-type="string">
            <text:p>Δk(x)</text:p>
          </table:table-cell>
          <table:table-cell table:style-name="ce8" office:value-type="string" calcext:value-type="string">
            <text:p>Δ<text:span text:style-name="T1">2</text:span>k(x)</text:p>
          </table:table-cell>
          <table:table-cell table:style-name="ce8" office:value-type="string" calcext:value-type="string">
            <text:p>Δ<text:span text:style-name="T1">3</text:span>k(x)</text:p>
          </table:table-cell>
          <table:table-cell table:style-name="ce8" office:value-type="string" calcext:value-type="string">
            <text:p>Δ<text:span text:style-name="T1">4</text:span>k(x)</text:p>
          </table:table-cell>
          <table:table-cell table:style-name="ce8" office:value-type="string" calcext:value-type="string">
            <text:p>Δ<text:span text:style-name="T1">5</text:span>k(x)</text:p>
          </table:table-cell>
          <table:table-cell table:style-name="ce8" office:value-type="string" calcext:value-type="string">
            <text:p>Δ<text:span text:style-name="T1">6</text:span>k(x)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0.5324" calcext:value-type="float">
            <text:p>0.5324</text:p>
          </table:table-cell>
          <table:table-cell table:style-name="ce19" table:formula="of:=[.C58]-[.C57]" office:value-type="float" office:value="-0.2" calcext:value-type="float">
            <text:p>-0.2</text:p>
          </table:table-cell>
          <table:table-cell table:style-name="ce19" table:formula="of:=[.D58]-[.D57]" office:value-type="float" office:value="0.0120999999999999" calcext:value-type="float">
            <text:p>0.0121</text:p>
          </table:table-cell>
          <table:table-cell table:style-name="ce19" table:formula="of:=[.E58]-[.E57]" office:value-type="float" office:value="0.019" calcext:value-type="float">
            <text:p>0.019</text:p>
          </table:table-cell>
          <table:table-cell table:style-name="ce19" table:formula="of:=[.F58]-[.F57]" office:value-type="float" office:value="-0.0344" calcext:value-type="float">
            <text:p>-0.0344</text:p>
          </table:table-cell>
          <table:table-cell table:style-name="ce19" table:formula="of:=[.G58]-[.G57]" office:value-type="float" office:value="-0.00590000000000004" calcext:value-type="float">
            <text:p>-0.0059</text:p>
          </table:table-cell>
          <table:table-cell table:style-name="ce19" table:formula="of:=[.H58]-[.H57]" office:value-type="float" office:value="0.1242" calcext:value-type="float">
            <text:p>0.1242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float" office:value="4.3333" calcext:value-type="float">
            <text:p>4.3333</text:p>
          </table:table-cell>
          <table:table-cell table:style-name="ce17" office:value-type="float" office:value="0.3324" calcext:value-type="float">
            <text:p>0.3324</text:p>
          </table:table-cell>
          <table:table-cell table:style-name="ce19" table:formula="of:=[.C59]-[.C58]" office:value-type="float" office:value="-0.1879" calcext:value-type="float">
            <text:p>-0.1879</text:p>
          </table:table-cell>
          <table:table-cell table:style-name="ce19" table:formula="of:=[.D59]-[.D58]" office:value-type="float" office:value="0.0311" calcext:value-type="float">
            <text:p>0.0311</text:p>
          </table:table-cell>
          <table:table-cell table:style-name="ce19" table:formula="of:=[.E59]-[.E58]" office:value-type="float" office:value="-0.0154" calcext:value-type="float">
            <text:p>-0.0154</text:p>
          </table:table-cell>
          <table:table-cell table:style-name="ce19" table:formula="of:=[.F59]-[.F58]" office:value-type="float" office:value="-0.0403000000000001" calcext:value-type="float">
            <text:p>-0.0403</text:p>
          </table:table-cell>
          <table:table-cell table:style-name="ce19" table:formula="of:=[.G59]-[.G58]" office:value-type="float" office:value="0.1183" calcext:value-type="float">
            <text:p>0.1183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12" office:value-type="float" office:value="7.6667" calcext:value-type="float">
            <text:p>7.6667</text:p>
          </table:table-cell>
          <table:table-cell table:style-name="ce17" office:value-type="float" office:value="0.1445" calcext:value-type="float">
            <text:p>0.1445</text:p>
          </table:table-cell>
          <table:table-cell table:style-name="ce19" table:formula="of:=[.C60]-[.C59]" office:value-type="float" office:value="-0.1568" calcext:value-type="float">
            <text:p>-0.1568</text:p>
          </table:table-cell>
          <table:table-cell table:style-name="ce19" table:formula="of:=[.D60]-[.D59]" office:value-type="float" office:value="0.0157" calcext:value-type="float">
            <text:p>0.0157</text:p>
          </table:table-cell>
          <table:table-cell table:style-name="ce19" table:formula="of:=[.E60]-[.E59]" office:value-type="float" office:value="-0.0557" calcext:value-type="float">
            <text:p>-0.0557</text:p>
          </table:table-cell>
          <table:table-cell table:style-name="ce19" table:formula="of:=[.F60]-[.F59]" office:value-type="float" office:value="0.0780000000000001" calcext:value-type="float">
            <text:p>0.078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7" office:value-type="float" office:value="-0.0123" calcext:value-type="float">
            <text:p>-0.0123</text:p>
          </table:table-cell>
          <table:table-cell table:style-name="ce19" table:formula="of:=[.C61]-[.C60]" office:value-type="float" office:value="-0.1411" calcext:value-type="float">
            <text:p>-0.1411</text:p>
          </table:table-cell>
          <table:table-cell table:style-name="ce19" table:formula="of:=[.D61]-[.D60]" office:value-type="float" office:value="-0.04" calcext:value-type="float">
            <text:p>-0.04</text:p>
          </table:table-cell>
          <table:table-cell table:style-name="ce19" table:formula="of:=[.E61]-[.E60]" office:value-type="float" office:value="0.0223" calcext:value-type="float">
            <text:p>0.0223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float" office:value="14.3333" calcext:value-type="float">
            <text:p>14.3333</text:p>
          </table:table-cell>
          <table:table-cell table:style-name="ce17" office:value-type="float" office:value="-0.1534" calcext:value-type="float">
            <text:p>-0.1534</text:p>
          </table:table-cell>
          <table:table-cell table:style-name="ce19" table:formula="of:=[.C62]-[.C61]" office:value-type="float" office:value="-0.1811" calcext:value-type="float">
            <text:p>-0.1811</text:p>
          </table:table-cell>
          <table:table-cell table:style-name="ce19" table:formula="of:=[.D62]-[.D61]" office:value-type="float" office:value="-0.0177" calcext:value-type="float">
            <text:p>-0.0177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/>
          <table:table-cell table:style-name="ce12" office:value-type="float" office:value="17.6667" calcext:value-type="float">
            <text:p>17.6667</text:p>
          </table:table-cell>
          <table:table-cell table:style-name="ce17" office:value-type="float" office:value="-0.3345" calcext:value-type="float">
            <text:p>-0.3345</text:p>
          </table:table-cell>
          <table:table-cell table:style-name="ce19" table:formula="of:=[.C63]-[.C62]" office:value-type="float" office:value="-0.1988" calcext:value-type="float">
            <text:p>-0.1988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/>
          <table:table-cell table:style-name="ce12" office:value-type="float" office:value="21" calcext:value-type="float">
            <text:p>21</text:p>
          </table:table-cell>
          <table:table-cell table:style-name="ce17" office:value-type="float" office:value="-0.5333" calcext:value-type="float">
            <text:p>-0.533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2"/>
          <table:table-cell table:style-name="ce14" table:number-columns-repeated="1023"/>
        </table:table-row>
        <table:table-row table:style-name="ro1">
          <table:table-cell table:style-name="ce3" office:value-type="string" calcext:value-type="string">
            <text:p>a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style-name="ce8" office:value-type="string" calcext:value-type="string">
            <text:p>Δz(r)</text:p>
          </table:table-cell>
          <table:table-cell table:style-name="ce8" office:value-type="string" calcext:value-type="string">
            <text:p>Δ<text:span text:style-name="T1">2</text:span>z(r)</text:p>
          </table:table-cell>
          <table:table-cell table:style-name="ce8" office:value-type="string" calcext:value-type="string">
            <text:p>Δ<text:span text:style-name="T1">3</text:span>z(r)</text:p>
          </table:table-cell>
          <table:table-cell table:style-name="ce8" office:value-type="string" calcext:value-type="string">
            <text:p>Δ<text:span text:style-name="T1">4</text:span>z(r)</text:p>
          </table:table-cell>
          <table:table-cell table:style-name="ce8" office:value-type="string" calcext:value-type="string">
            <text:p>Δ<text:span text:style-name="T1">5</text:span>z(r)</text:p>
          </table:table-cell>
          <table:table-cell table:style-name="ce8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0.5214" calcext:value-type="float">
            <text:p>0.5214</text:p>
          </table:table-cell>
          <table:table-cell table:style-name="ce19" table:formula="of:=[.C67]-[.C66]" office:value-type="float" office:value="0.0178" calcext:value-type="float">
            <text:p>0.0178</text:p>
          </table:table-cell>
          <table:table-cell table:style-name="ce19" table:formula="of:=[.D67]-[.D66]" office:value-type="float" office:value="-0.0081" calcext:value-type="float">
            <text:p>-0.0081</text:p>
          </table:table-cell>
          <table:table-cell table:style-name="ce19" table:formula="of:=[.E67]-[.E66]" office:value-type="float" office:value="0.00129999999999997" calcext:value-type="float">
            <text:p>0.0013</text:p>
          </table:table-cell>
          <table:table-cell table:style-name="ce19" table:formula="of:=[.F67]-[.F66]" office:value-type="float" office:value="0" calcext:value-type="float">
            <text:p>0</text:p>
          </table:table-cell>
          <table:table-cell table:style-name="ce19" table:formula="of:=[.G67]-[.G66]" office:value-type="float" office:value="-0.000299999999999856" calcext:value-type="float">
            <text:p>-0.0003</text:p>
          </table:table-cell>
          <table:table-cell table:style-name="ce19" table:formula="of:=[.H67]-[.H66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0.5392" calcext:value-type="float">
            <text:p>0.5392</text:p>
          </table:table-cell>
          <table:table-cell table:style-name="ce19" table:formula="of:=[.C68]-[.C67]" office:value-type="float" office:value="0.00970000000000004" calcext:value-type="float">
            <text:p>0.0097</text:p>
          </table:table-cell>
          <table:table-cell table:style-name="ce19" table:formula="of:=[.D68]-[.D67]" office:value-type="float" office:value="-0.00680000000000003" calcext:value-type="float">
            <text:p>-0.0068</text:p>
          </table:table-cell>
          <table:table-cell table:style-name="ce19" table:formula="of:=[.E68]-[.E67]" office:value-type="float" office:value="0.00129999999999997" calcext:value-type="float">
            <text:p>0.0013</text:p>
          </table:table-cell>
          <table:table-cell table:style-name="ce19" table:formula="of:=[.F68]-[.F67]" office:value-type="float" office:value="-0.000299999999999856" calcext:value-type="float">
            <text:p>-0.0003</text:p>
          </table:table-cell>
          <table:table-cell table:style-name="ce19" table:formula="of:=[.G68]-[.G67]" office:value-type="float" office:value="0.000199999999999645" calcext:value-type="float">
            <text:p>0.000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0.9" calcext:value-type="float">
            <text:p>0.9</text:p>
          </table:table-cell>
          <table:table-cell table:style-name="ce17" office:value-type="float" office:value="0.5489" calcext:value-type="float">
            <text:p>0.5489</text:p>
          </table:table-cell>
          <table:table-cell table:style-name="ce19" table:formula="of:=[.C69]-[.C68]" office:value-type="float" office:value="0.00290000000000001" calcext:value-type="float">
            <text:p>0.0029</text:p>
          </table:table-cell>
          <table:table-cell table:style-name="ce19" table:formula="of:=[.D69]-[.D68]" office:value-type="float" office:value="-0.00550000000000006" calcext:value-type="float">
            <text:p>-0.0055</text:p>
          </table:table-cell>
          <table:table-cell table:style-name="ce19" table:formula="of:=[.E69]-[.E68]" office:value-type="float" office:value="0.00100000000000011" calcext:value-type="float">
            <text:p>0.001</text:p>
          </table:table-cell>
          <table:table-cell table:style-name="ce19" table:formula="of:=[.F69]-[.F68]" office:value-type="float" office:value="-0.000100000000000211" calcext:value-type="float">
            <text:p>-0.000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0.5518" calcext:value-type="float">
            <text:p>0.5518</text:p>
          </table:table-cell>
          <table:table-cell table:style-name="ce19" table:formula="of:=[.C70]-[.C69]" office:value-type="float" office:value="-0.00260000000000005" calcext:value-type="float">
            <text:p>-0.0026</text:p>
          </table:table-cell>
          <table:table-cell table:style-name="ce19" table:formula="of:=[.D70]-[.D69]" office:value-type="float" office:value="-0.00449999999999995" calcext:value-type="float">
            <text:p>-0.0045</text:p>
          </table:table-cell>
          <table:table-cell table:style-name="ce19" table:formula="of:=[.E70]-[.E69]" office:value-type="float" office:value="0.000899999999999901" calcext:value-type="float">
            <text:p>0.000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1" calcext:value-type="float">
            <text:p>1.1</text:p>
          </table:table-cell>
          <table:table-cell table:style-name="ce17" office:value-type="float" office:value="0.5492" calcext:value-type="float">
            <text:p>0.5492</text:p>
          </table:table-cell>
          <table:table-cell table:style-name="ce19" table:formula="of:=[.C71]-[.C70]" office:value-type="float" office:value="-0.0071" calcext:value-type="float">
            <text:p>-0.0071</text:p>
          </table:table-cell>
          <table:table-cell table:style-name="ce19" table:formula="of:=[.D71]-[.D70]" office:value-type="float" office:value="-0.00360000000000005" calcext:value-type="float">
            <text:p>-0.003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0.5421" calcext:value-type="float">
            <text:p>0.5421</text:p>
          </table:table-cell>
          <table:table-cell table:style-name="ce19" table:formula="of:=[.C72]-[.C71]" office:value-type="float" office:value="-0.0107" calcext:value-type="float">
            <text:p>-0.0107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3" calcext:value-type="float">
            <text:p>1.3</text:p>
          </table:table-cell>
          <table:table-cell table:style-name="ce17" office:value-type="float" office:value="0.5314" calcext:value-type="float">
            <text:p>0.531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f(t)</text:p>
          </table:table-cell>
          <table:table-cell table:style-name="ce8" office:value-type="string" calcext:value-type="string">
            <text:p>Δz(r)</text:p>
          </table:table-cell>
          <table:table-cell table:style-name="ce8" office:value-type="string" calcext:value-type="string">
            <text:p>Δ<text:span text:style-name="T1">2</text:span>z(r)</text:p>
          </table:table-cell>
          <table:table-cell table:style-name="ce8" office:value-type="string" calcext:value-type="string">
            <text:p>Δ<text:span text:style-name="T1">3</text:span>z(r)</text:p>
          </table:table-cell>
          <table:table-cell table:style-name="ce8" office:value-type="string" calcext:value-type="string">
            <text:p>Δ<text:span text:style-name="T1">4</text:span>z(r)</text:p>
          </table:table-cell>
          <table:table-cell table:style-name="ce8" office:value-type="string" calcext:value-type="string">
            <text:p>Δ<text:span text:style-name="T1">5</text:span>z(r)</text:p>
          </table:table-cell>
          <table:table-cell table:style-name="ce8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0.5" calcext:value-type="float">
            <text:p>0.5</text:p>
          </table:table-cell>
          <table:table-cell table:style-name="ce17" office:value-type="float" office:value="1.431" calcext:value-type="float">
            <text:p>1.431</text:p>
          </table:table-cell>
          <table:table-cell table:style-name="ce19" table:formula="of:=[.C76]-[.C75]" office:value-type="float" office:value="0.604" calcext:value-type="float">
            <text:p>0.604</text:p>
          </table:table-cell>
          <table:table-cell table:style-name="ce19" table:formula="of:=[.D76]-[.D75]" office:value-type="float" office:value="0.392" calcext:value-type="float">
            <text:p>0.392</text:p>
          </table:table-cell>
          <table:table-cell table:style-name="ce19" table:formula="of:=[.E76]-[.E75]" office:value-type="float" office:value="0.253" calcext:value-type="float">
            <text:p>0.253</text:p>
          </table:table-cell>
          <table:table-cell table:style-name="ce19" table:formula="of:=[.F76]-[.F75]" office:value-type="float" office:value="0.168000000000001" calcext:value-type="float">
            <text:p>0.168000000000001</text:p>
          </table:table-cell>
          <table:table-cell table:style-name="ce19" table:formula="of:=[.G76]-[.G75]" office:value-type="float" office:value="0.0999999999999979" calcext:value-type="float">
            <text:p>0.099999999999998</text:p>
          </table:table-cell>
          <table:table-cell table:style-name="ce19" table:formula="of:=[.H76]-[.H75]" office:value-type="float" office:value="0.0830000000000051" calcext:value-type="float">
            <text:p>0.083000000000005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2.035" calcext:value-type="float">
            <text:p>2.035</text:p>
          </table:table-cell>
          <table:table-cell table:style-name="ce19" table:formula="of:=[.C77]-[.C76]" office:value-type="float" office:value="0.996" calcext:value-type="float">
            <text:p>0.996</text:p>
          </table:table-cell>
          <table:table-cell table:style-name="ce19" table:formula="of:=[.D77]-[.D76]" office:value-type="float" office:value="0.645" calcext:value-type="float">
            <text:p>0.645</text:p>
          </table:table-cell>
          <table:table-cell table:style-name="ce19" table:formula="of:=[.E77]-[.E76]" office:value-type="float" office:value="0.421000000000001" calcext:value-type="float">
            <text:p>0.421000000000001</text:p>
          </table:table-cell>
          <table:table-cell table:style-name="ce19" table:formula="of:=[.F77]-[.F76]" office:value-type="float" office:value="0.267999999999999" calcext:value-type="float">
            <text:p>0.267999999999999</text:p>
          </table:table-cell>
          <table:table-cell table:style-name="ce19" table:formula="of:=[.G77]-[.G76]" office:value-type="float" office:value="0.183000000000003" calcext:value-type="float">
            <text:p>0.183000000000003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3.031" calcext:value-type="float">
            <text:p>3.031</text:p>
          </table:table-cell>
          <table:table-cell table:style-name="ce19" table:formula="of:=[.C78]-[.C77]" office:value-type="float" office:value="1.641" calcext:value-type="float">
            <text:p>1.641</text:p>
          </table:table-cell>
          <table:table-cell table:style-name="ce19" table:formula="of:=[.D78]-[.D77]" office:value-type="float" office:value="1.066" calcext:value-type="float">
            <text:p>1.066</text:p>
          </table:table-cell>
          <table:table-cell table:style-name="ce19" table:formula="of:=[.E78]-[.E77]" office:value-type="float" office:value="0.689" calcext:value-type="float">
            <text:p>0.689</text:p>
          </table:table-cell>
          <table:table-cell table:style-name="ce19" table:formula="of:=[.F78]-[.F77]" office:value-type="float" office:value="0.451000000000002" calcext:value-type="float">
            <text:p>0.451000000000002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7" office:value-type="float" office:value="4.672" calcext:value-type="float">
            <text:p>4.672</text:p>
          </table:table-cell>
          <table:table-cell table:style-name="ce19" table:formula="of:=[.C79]-[.C78]" office:value-type="float" office:value="2.707" calcext:value-type="float">
            <text:p>2.707</text:p>
          </table:table-cell>
          <table:table-cell table:style-name="ce19" table:formula="of:=[.D79]-[.D78]" office:value-type="float" office:value="1.755" calcext:value-type="float">
            <text:p>1.755</text:p>
          </table:table-cell>
          <table:table-cell table:style-name="ce19" table:formula="of:=[.E79]-[.E78]" office:value-type="float" office:value="1.14" calcext:value-type="float">
            <text:p>1.14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2.5" calcext:value-type="float">
            <text:p>2.5</text:p>
          </table:table-cell>
          <table:table-cell table:style-name="ce17" office:value-type="float" office:value="7.379" calcext:value-type="float">
            <text:p>7.379</text:p>
          </table:table-cell>
          <table:table-cell table:style-name="ce19" table:formula="of:=[.C80]-[.C79]" office:value-type="float" office:value="4.462" calcext:value-type="float">
            <text:p>4.462</text:p>
          </table:table-cell>
          <table:table-cell table:style-name="ce19" table:formula="of:=[.D80]-[.D79]" office:value-type="float" office:value="2.895" calcext:value-type="float">
            <text:p>2.895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3" calcext:value-type="float">
            <text:p>3</text:p>
          </table:table-cell>
          <table:table-cell table:style-name="ce17" office:value-type="float" office:value="11.841" calcext:value-type="float">
            <text:p>11.841</text:p>
          </table:table-cell>
          <table:table-cell table:style-name="ce19" table:formula="of:=[.C81]-[.C80]" office:value-type="float" office:value="7.357" calcext:value-type="float">
            <text:p>7.357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3.5" calcext:value-type="float">
            <text:p>3.5</text:p>
          </table:table-cell>
          <table:table-cell table:style-name="ce17" office:value-type="float" office:value="19.198" calcext:value-type="float">
            <text:p>19.19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float" office:value="0.5" calcext:value-type="float">
            <text:p>0.5</text:p>
          </table:table-cell>
          <table:table-cell table:style-name="ce17" office:value-type="float" office:value="0.4549" calcext:value-type="float">
            <text:p>0.4549</text:p>
          </table:table-cell>
          <table:table-cell table:style-name="ce19" table:formula="of:=[.C85]-[.C84]" office:value-type="float" office:value="0.094" calcext:value-type="float">
            <text:p>0.094</text:p>
          </table:table-cell>
          <table:table-cell table:style-name="ce19" table:formula="of:=[.D85]-[.D84]" office:value-type="float" office:value="-0.1115" calcext:value-type="float">
            <text:p>-0.1115</text:p>
          </table:table-cell>
          <table:table-cell table:style-name="ce19" table:formula="of:=[.E85]-[.E84]" office:value-type="float" office:value="0.0634000000000002" calcext:value-type="float">
            <text:p>0.0634</text:p>
          </table:table-cell>
          <table:table-cell table:style-name="ce19" table:formula="of:=[.F85]-[.F84]" office:value-type="float" office:value="-0.0298000000000004" calcext:value-type="float">
            <text:p>-0.029800000000001</text:p>
          </table:table-cell>
          <table:table-cell table:style-name="ce19" table:formula="of:=[.G85]-[.G84]" office:value-type="float" office:value="0.0129000000000007" calcext:value-type="float">
            <text:p>0.012900000000001</text:p>
          </table:table-cell>
          <table:table-cell table:style-name="ce19" table:formula="of:=[.H85]-[.H84]" office:value-type="float" office:value="-0.00540000000000096" calcext:value-type="float">
            <text:p>-0.00540000000000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0.9" calcext:value-type="float">
            <text:p>0.9</text:p>
          </table:table-cell>
          <table:table-cell table:style-name="ce17" office:value-type="float" office:value="0.5489" calcext:value-type="float">
            <text:p>0.5489</text:p>
          </table:table-cell>
          <table:table-cell table:style-name="ce19" table:formula="of:=[.C86]-[.C85]" office:value-type="float" office:value="-0.0175000000000001" calcext:value-type="float">
            <text:p>-0.0175</text:p>
          </table:table-cell>
          <table:table-cell table:style-name="ce19" table:formula="of:=[.D86]-[.D85]" office:value-type="float" office:value="-0.0480999999999999" calcext:value-type="float">
            <text:p>-0.0481</text:p>
          </table:table-cell>
          <table:table-cell table:style-name="ce19" table:formula="of:=[.E86]-[.E85]" office:value-type="float" office:value="0.0335999999999998" calcext:value-type="float">
            <text:p>0.0336</text:p>
          </table:table-cell>
          <table:table-cell table:style-name="ce19" table:formula="of:=[.F86]-[.F85]" office:value-type="float" office:value="-0.0168999999999997" calcext:value-type="float">
            <text:p>-0.0169</text:p>
          </table:table-cell>
          <table:table-cell table:style-name="ce19" table:formula="of:=[.G86]-[.G85]" office:value-type="float" office:value="0.00749999999999973" calcext:value-type="float">
            <text:p>0.007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3" calcext:value-type="float">
            <text:p>1.3</text:p>
          </table:table-cell>
          <table:table-cell table:style-name="ce17" office:value-type="float" office:value="0.5314" calcext:value-type="float">
            <text:p>0.5314</text:p>
          </table:table-cell>
          <table:table-cell table:style-name="ce19" table:formula="of:=[.C87]-[.C86]" office:value-type="float" office:value="-0.0655999999999999" calcext:value-type="float">
            <text:p>-0.0656</text:p>
          </table:table-cell>
          <table:table-cell table:style-name="ce19" table:formula="of:=[.D87]-[.D86]" office:value-type="float" office:value="-0.0145000000000001" calcext:value-type="float">
            <text:p>-0.0145</text:p>
          </table:table-cell>
          <table:table-cell table:style-name="ce19" table:formula="of:=[.E87]-[.E86]" office:value-type="float" office:value="0.0167" calcext:value-type="float">
            <text:p>0.0167</text:p>
          </table:table-cell>
          <table:table-cell table:style-name="ce19" table:formula="of:=[.F87]-[.F86]" office:value-type="float" office:value="-0.00940000000000002" calcext:value-type="float">
            <text:p>-0.0094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7" calcext:value-type="float">
            <text:p>1.7</text:p>
          </table:table-cell>
          <table:table-cell table:style-name="ce17" office:value-type="float" office:value="0.4658" calcext:value-type="float">
            <text:p>0.4658</text:p>
          </table:table-cell>
          <table:table-cell table:style-name="ce19" table:formula="of:=[.C88]-[.C87]" office:value-type="float" office:value="-0.0801" calcext:value-type="float">
            <text:p>-0.0801</text:p>
          </table:table-cell>
          <table:table-cell table:style-name="ce19" table:formula="of:=[.D88]-[.D87]" office:value-type="float" office:value="0.00219999999999998" calcext:value-type="float">
            <text:p>0.0022</text:p>
          </table:table-cell>
          <table:table-cell table:style-name="ce19" table:formula="of:=[.E88]-[.E87]" office:value-type="float" office:value="0.00730000000000003" calcext:value-type="float">
            <text:p>0.0073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2.1" calcext:value-type="float">
            <text:p>2.1</text:p>
          </table:table-cell>
          <table:table-cell table:style-name="ce17" office:value-type="float" office:value="0.3857" calcext:value-type="float">
            <text:p>0.3857</text:p>
          </table:table-cell>
          <table:table-cell table:style-name="ce19" table:formula="of:=[.C89]-[.C88]" office:value-type="float" office:value="-0.0779" calcext:value-type="float">
            <text:p>-0.0779</text:p>
          </table:table-cell>
          <table:table-cell table:style-name="ce19" table:formula="of:=[.D89]-[.D88]" office:value-type="float" office:value="0.00950000000000001" calcext:value-type="float">
            <text:p>0.0095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2.5" calcext:value-type="float">
            <text:p>2.5</text:p>
          </table:table-cell>
          <table:table-cell table:style-name="ce17" office:value-type="float" office:value="0.3078" calcext:value-type="float">
            <text:p>0.3078</text:p>
          </table:table-cell>
          <table:table-cell table:style-name="ce19" table:formula="of:=[.C90]-[.C89]" office:value-type="float" office:value="-0.0684" calcext:value-type="float">
            <text:p>-0.0684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2.9" calcext:value-type="float">
            <text:p>2.9</text:p>
          </table:table-cell>
          <table:table-cell table:style-name="ce17" office:value-type="float" office:value="0.2394" calcext:value-type="float">
            <text:p>0.239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f(t)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float" office:value="0.6" calcext:value-type="float">
            <text:p>0.6</text:p>
          </table:table-cell>
          <table:table-cell table:style-name="ce17" office:value-type="float" office:value="-0.9195" calcext:value-type="float">
            <text:p>-0.9195</text:p>
          </table:table-cell>
          <table:table-cell table:style-name="ce19" table:formula="of:=[.C94]-[.C93]" office:value-type="float" office:value="0.9195" calcext:value-type="float">
            <text:p>0.9195</text:p>
          </table:table-cell>
          <table:table-cell table:style-name="ce19" table:formula="of:=[.D94]-[.D93]" office:value-type="float" office:value="0.4937" calcext:value-type="float">
            <text:p>0.4937</text:p>
          </table:table-cell>
          <table:table-cell table:style-name="ce19" table:formula="of:=[.E94]-[.E93]" office:value-type="float" office:value="-0.1461" calcext:value-type="float">
            <text:p>-0.1461</text:p>
          </table:table-cell>
          <table:table-cell table:style-name="ce19" table:formula="of:=[.F94]-[.F93]" office:value-type="float" office:value="0.0675000000000004" calcext:value-type="float">
            <text:p>0.067500000000001</text:p>
          </table:table-cell>
          <table:table-cell table:style-name="ce19" table:formula="of:=[.G94]-[.G93]" office:value-type="float" office:value="-0.0385000000000014" calcext:value-type="float">
            <text:p>-0.038500000000002</text:p>
          </table:table-cell>
          <table:table-cell table:style-name="ce19" table:formula="of:=[.H94]-[.H93]" office:value-type="float" office:value="0.025000000000002" calcext:value-type="float">
            <text:p>0.02500000000000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C95]-[.C94]" office:value-type="float" office:value="1.4132" calcext:value-type="float">
            <text:p>1.4132</text:p>
          </table:table-cell>
          <table:table-cell table:style-name="ce19" table:formula="of:=[.D95]-[.D94]" office:value-type="float" office:value="0.3476" calcext:value-type="float">
            <text:p>0.3476</text:p>
          </table:table-cell>
          <table:table-cell table:style-name="ce19" table:formula="of:=[.E95]-[.E94]" office:value-type="float" office:value="-0.0785999999999996" calcext:value-type="float">
            <text:p>-0.0786</text:p>
          </table:table-cell>
          <table:table-cell table:style-name="ce19" table:formula="of:=[.F95]-[.F94]" office:value-type="float" office:value="0.028999999999999" calcext:value-type="float">
            <text:p>0.028999999999999</text:p>
          </table:table-cell>
          <table:table-cell table:style-name="ce19" table:formula="of:=[.G95]-[.G94]" office:value-type="float" office:value="-0.0134999999999994" calcext:value-type="float">
            <text:p>-0.01349999999999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4" calcext:value-type="float">
            <text:p>1.4</text:p>
          </table:table-cell>
          <table:table-cell table:style-name="ce17" office:value-type="float" office:value="1.4132" calcext:value-type="float">
            <text:p>1.4132</text:p>
          </table:table-cell>
          <table:table-cell table:style-name="ce19" table:formula="of:=[.C96]-[.C95]" office:value-type="float" office:value="1.7608" calcext:value-type="float">
            <text:p>1.7608</text:p>
          </table:table-cell>
          <table:table-cell table:style-name="ce19" table:formula="of:=[.D96]-[.D95]" office:value-type="float" office:value="0.269" calcext:value-type="float">
            <text:p>0.269</text:p>
          </table:table-cell>
          <table:table-cell table:style-name="ce19" table:formula="of:=[.E96]-[.E95]" office:value-type="float" office:value="-0.0496000000000005" calcext:value-type="float">
            <text:p>-0.049600000000001</text:p>
          </table:table-cell>
          <table:table-cell table:style-name="ce19" table:formula="of:=[.F96]-[.F95]" office:value-type="float" office:value="0.0154999999999996" calcext:value-type="float">
            <text:p>0.015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8" calcext:value-type="float">
            <text:p>1.8</text:p>
          </table:table-cell>
          <table:table-cell table:style-name="ce17" office:value-type="float" office:value="3.174" calcext:value-type="float">
            <text:p>3.174</text:p>
          </table:table-cell>
          <table:table-cell table:style-name="ce19" table:formula="of:=[.C97]-[.C96]" office:value-type="float" office:value="2.0298" calcext:value-type="float">
            <text:p>2.0298</text:p>
          </table:table-cell>
          <table:table-cell table:style-name="ce19" table:formula="of:=[.D97]-[.D96]" office:value-type="float" office:value="0.2194" calcext:value-type="float">
            <text:p>0.2194</text:p>
          </table:table-cell>
          <table:table-cell table:style-name="ce19" table:formula="of:=[.E97]-[.E96]" office:value-type="float" office:value="-0.0341000000000009" calcext:value-type="float">
            <text:p>-0.034100000000001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2.2" calcext:value-type="float">
            <text:p>2.2</text:p>
          </table:table-cell>
          <table:table-cell table:style-name="ce17" office:value-type="float" office:value="5.2038" calcext:value-type="float">
            <text:p>5.2038</text:p>
          </table:table-cell>
          <table:table-cell table:style-name="ce19" table:formula="of:=[.C98]-[.C97]" office:value-type="float" office:value="2.2492" calcext:value-type="float">
            <text:p>2.2492</text:p>
          </table:table-cell>
          <table:table-cell table:style-name="ce19" table:formula="of:=[.D98]-[.D97]" office:value-type="float" office:value="0.185299999999999" calcext:value-type="float">
            <text:p>0.185299999999999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2.6" calcext:value-type="float">
            <text:p>2.6</text:p>
          </table:table-cell>
          <table:table-cell table:style-name="ce17" office:value-type="float" office:value="7.453" calcext:value-type="float">
            <text:p>7.453</text:p>
          </table:table-cell>
          <table:table-cell table:style-name="ce19" table:formula="of:=[.C99]-[.C98]" office:value-type="float" office:value="2.4345" calcext:value-type="float">
            <text:p>2.4345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3" calcext:value-type="float">
            <text:p>3</text:p>
          </table:table-cell>
          <table:table-cell table:style-name="ce17" office:value-type="float" office:value="9.8875" calcext:value-type="float">
            <text:p>9.88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float" office:value="0.5" calcext:value-type="float">
            <text:p>0.5</text:p>
          </table:table-cell>
          <table:table-cell table:style-name="ce17" office:value-type="float" office:value="-1.0397" calcext:value-type="float">
            <text:p>-1.0397</text:p>
          </table:table-cell>
          <table:table-cell table:style-name="ce19" table:formula="of:=[.C103]-[.C102]" office:value-type="float" office:value="0.5042" calcext:value-type="float">
            <text:p>0.5042</text:p>
          </table:table-cell>
          <table:table-cell table:style-name="ce19" table:formula="of:=[.D103]-[.D102]" office:value-type="float" office:value="0.3458" calcext:value-type="float">
            <text:p>0.3458</text:p>
          </table:table-cell>
          <table:table-cell table:style-name="ce19" table:formula="of:=[.E103]-[.E102]" office:value-type="float" office:value="-0.0970999999999999" calcext:value-type="float">
            <text:p>-0.0971</text:p>
          </table:table-cell>
          <table:table-cell table:style-name="ce19" table:formula="of:=[.F103]-[.F102]" office:value-type="float" office:value="0.0426999999999997" calcext:value-type="float">
            <text:p>0.0427</text:p>
          </table:table-cell>
          <table:table-cell table:style-name="ce19" table:formula="of:=[.G103]-[.G102]" office:value-type="float" office:value="-0.0228999999999994" calcext:value-type="float">
            <text:p>-0.022899999999999</text:p>
          </table:table-cell>
          <table:table-cell table:style-name="ce19" table:formula="of:=[.H103]-[.H102]" office:value-type="float" office:value="0.0134999999999981" calcext:value-type="float">
            <text:p>0.01349999999999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-0.5355" calcext:value-type="float">
            <text:p>-0.5355</text:p>
          </table:table-cell>
          <table:table-cell table:style-name="ce19" table:formula="of:=[.C104]-[.C103]" office:value-type="float" office:value="0.85" calcext:value-type="float">
            <text:p>0.85</text:p>
          </table:table-cell>
          <table:table-cell table:style-name="ce19" table:formula="of:=[.D104]-[.D103]" office:value-type="float" office:value="0.2487" calcext:value-type="float">
            <text:p>0.2487</text:p>
          </table:table-cell>
          <table:table-cell table:style-name="ce19" table:formula="of:=[.E104]-[.E103]" office:value-type="float" office:value="-0.0544000000000001" calcext:value-type="float">
            <text:p>-0.0544</text:p>
          </table:table-cell>
          <table:table-cell table:style-name="ce19" table:formula="of:=[.F104]-[.F103]" office:value-type="float" office:value="0.0198000000000004" calcext:value-type="float">
            <text:p>0.0198</text:p>
          </table:table-cell>
          <table:table-cell table:style-name="ce19" table:formula="of:=[.G104]-[.G103]" office:value-type="float" office:value="-0.0094000000000013" calcext:value-type="float">
            <text:p>-0.00940000000000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1" calcext:value-type="float">
            <text:p>1.1</text:p>
          </table:table-cell>
          <table:table-cell table:style-name="ce17" office:value-type="float" office:value="0.3145" calcext:value-type="float">
            <text:p>0.3145</text:p>
          </table:table-cell>
          <table:table-cell table:style-name="ce19" table:formula="of:=[.C105]-[.C104]" office:value-type="float" office:value="1.0987" calcext:value-type="float">
            <text:p>1.0987</text:p>
          </table:table-cell>
          <table:table-cell table:style-name="ce19" table:formula="of:=[.D105]-[.D104]" office:value-type="float" office:value="0.1943" calcext:value-type="float">
            <text:p>0.1943</text:p>
          </table:table-cell>
          <table:table-cell table:style-name="ce19" table:formula="of:=[.E105]-[.E104]" office:value-type="float" office:value="-0.0345999999999997" calcext:value-type="float">
            <text:p>-0.0346</text:p>
          </table:table-cell>
          <table:table-cell table:style-name="ce19" table:formula="of:=[.F105]-[.F104]" office:value-type="float" office:value="0.0103999999999991" calcext:value-type="float">
            <text:p>0.010399999999999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4" calcext:value-type="float">
            <text:p>1.4</text:p>
          </table:table-cell>
          <table:table-cell table:style-name="ce17" office:value-type="float" office:value="1.4132" calcext:value-type="float">
            <text:p>1.4132</text:p>
          </table:table-cell>
          <table:table-cell table:style-name="ce19" table:formula="of:=[.C106]-[.C105]" office:value-type="float" office:value="1.293" calcext:value-type="float">
            <text:p>1.293</text:p>
          </table:table-cell>
          <table:table-cell table:style-name="ce19" table:formula="of:=[.D106]-[.D105]" office:value-type="float" office:value="0.1597" calcext:value-type="float">
            <text:p>0.1597</text:p>
          </table:table-cell>
          <table:table-cell table:style-name="ce19" table:formula="of:=[.E106]-[.E105]" office:value-type="float" office:value="-0.0242000000000007" calcext:value-type="float">
            <text:p>-0.024200000000001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7" calcext:value-type="float">
            <text:p>1.7</text:p>
          </table:table-cell>
          <table:table-cell table:style-name="ce17" office:value-type="float" office:value="2.7062" calcext:value-type="float">
            <text:p>2.7062</text:p>
          </table:table-cell>
          <table:table-cell table:style-name="ce19" table:formula="of:=[.C107]-[.C106]" office:value-type="float" office:value="1.4527" calcext:value-type="float">
            <text:p>1.4527</text:p>
          </table:table-cell>
          <table:table-cell table:style-name="ce19" table:formula="of:=[.D107]-[.D106]" office:value-type="float" office:value="0.1355" calcext:value-type="float">
            <text:p>0.1355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2" calcext:value-type="float">
            <text:p>2</text:p>
          </table:table-cell>
          <table:table-cell table:style-name="ce17" office:value-type="float" office:value="4.1589" calcext:value-type="float">
            <text:p>4.1589</text:p>
          </table:table-cell>
          <table:table-cell table:style-name="ce19" table:formula="of:=[.C108]-[.C107]" office:value-type="float" office:value="1.5882" calcext:value-type="float">
            <text:p>1.5882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2.3" calcext:value-type="float">
            <text:p>2.3</text:p>
          </table:table-cell>
          <table:table-cell table:style-name="ce17" office:value-type="float" office:value="5.7471" calcext:value-type="float">
            <text:p>5.747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y(t)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0.5214" calcext:value-type="float">
            <text:p>0.5214</text:p>
          </table:table-cell>
          <table:table-cell table:style-name="ce19" table:formula="of:=[.C112]-[.C111]" office:value-type="float" office:value="0.0178" calcext:value-type="float">
            <text:p>0.0178</text:p>
          </table:table-cell>
          <table:table-cell table:style-name="ce19" table:formula="of:=[.D112]-[.D111]" office:value-type="float" office:value="-0.0081" calcext:value-type="float">
            <text:p>-0.0081</text:p>
          </table:table-cell>
          <table:table-cell table:style-name="ce19" table:formula="of:=[.E112]-[.E111]" office:value-type="float" office:value="0.00129999999999997" calcext:value-type="float">
            <text:p>0.0013</text:p>
          </table:table-cell>
          <table:table-cell table:style-name="ce19" table:formula="of:=[.F112]-[.F111]" office:value-type="float" office:value="0" calcext:value-type="float">
            <text:p>0</text:p>
          </table:table-cell>
          <table:table-cell table:style-name="ce19" table:formula="of:=[.G112]-[.G111]" office:value-type="float" office:value="-0.000299999999999856" calcext:value-type="float">
            <text:p>-0.0003</text:p>
          </table:table-cell>
          <table:table-cell table:style-name="ce19" table:formula="of:=[.H112]-[.H111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0.5392" calcext:value-type="float">
            <text:p>0.5392</text:p>
          </table:table-cell>
          <table:table-cell table:style-name="ce19" table:formula="of:=[.C113]-[.C112]" office:value-type="float" office:value="0.00970000000000004" calcext:value-type="float">
            <text:p>0.0097</text:p>
          </table:table-cell>
          <table:table-cell table:style-name="ce19" table:formula="of:=[.D113]-[.D112]" office:value-type="float" office:value="-0.00680000000000003" calcext:value-type="float">
            <text:p>-0.0068</text:p>
          </table:table-cell>
          <table:table-cell table:style-name="ce19" table:formula="of:=[.E113]-[.E112]" office:value-type="float" office:value="0.00129999999999997" calcext:value-type="float">
            <text:p>0.0013</text:p>
          </table:table-cell>
          <table:table-cell table:style-name="ce19" table:formula="of:=[.F113]-[.F112]" office:value-type="float" office:value="-0.000299999999999856" calcext:value-type="float">
            <text:p>-0.0003</text:p>
          </table:table-cell>
          <table:table-cell table:style-name="ce19" table:formula="of:=[.G113]-[.G112]" office:value-type="float" office:value="0.000199999999999645" calcext:value-type="float">
            <text:p>0.000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0.9" calcext:value-type="float">
            <text:p>0.9</text:p>
          </table:table-cell>
          <table:table-cell table:style-name="ce17" office:value-type="float" office:value="0.5489" calcext:value-type="float">
            <text:p>0.5489</text:p>
          </table:table-cell>
          <table:table-cell table:style-name="ce19" table:formula="of:=[.C114]-[.C113]" office:value-type="float" office:value="0.00290000000000001" calcext:value-type="float">
            <text:p>0.0029</text:p>
          </table:table-cell>
          <table:table-cell table:style-name="ce19" table:formula="of:=[.D114]-[.D113]" office:value-type="float" office:value="-0.00550000000000006" calcext:value-type="float">
            <text:p>-0.0055</text:p>
          </table:table-cell>
          <table:table-cell table:style-name="ce19" table:formula="of:=[.E114]-[.E113]" office:value-type="float" office:value="0.00100000000000011" calcext:value-type="float">
            <text:p>0.001</text:p>
          </table:table-cell>
          <table:table-cell table:style-name="ce19" table:formula="of:=[.F114]-[.F113]" office:value-type="float" office:value="-0.000100000000000211" calcext:value-type="float">
            <text:p>-0.000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0.5518" calcext:value-type="float">
            <text:p>0.5518</text:p>
          </table:table-cell>
          <table:table-cell table:style-name="ce19" table:formula="of:=[.C115]-[.C114]" office:value-type="float" office:value="-0.00260000000000005" calcext:value-type="float">
            <text:p>-0.0026</text:p>
          </table:table-cell>
          <table:table-cell table:style-name="ce19" table:formula="of:=[.D115]-[.D114]" office:value-type="float" office:value="-0.00449999999999995" calcext:value-type="float">
            <text:p>-0.0045</text:p>
          </table:table-cell>
          <table:table-cell table:style-name="ce19" table:formula="of:=[.E115]-[.E114]" office:value-type="float" office:value="0.000899999999999901" calcext:value-type="float">
            <text:p>0.000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1" calcext:value-type="float">
            <text:p>1.1</text:p>
          </table:table-cell>
          <table:table-cell table:style-name="ce17" office:value-type="float" office:value="0.5492" calcext:value-type="float">
            <text:p>0.5492</text:p>
          </table:table-cell>
          <table:table-cell table:style-name="ce19" table:formula="of:=[.C116]-[.C115]" office:value-type="float" office:value="-0.0071" calcext:value-type="float">
            <text:p>-0.0071</text:p>
          </table:table-cell>
          <table:table-cell table:style-name="ce19" table:formula="of:=[.D116]-[.D115]" office:value-type="float" office:value="-0.00360000000000005" calcext:value-type="float">
            <text:p>-0.003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0.5421" calcext:value-type="float">
            <text:p>0.5421</text:p>
          </table:table-cell>
          <table:table-cell table:style-name="ce19" table:formula="of:=[.C117]-[.C116]" office:value-type="float" office:value="-0.0107" calcext:value-type="float">
            <text:p>-0.0107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2" office:value-type="float" office:value="1.3" calcext:value-type="float">
            <text:p>1.3</text:p>
          </table:table-cell>
          <table:table-cell table:style-name="ce17" office:value-type="float" office:value="0.5314" calcext:value-type="float">
            <text:p>0.531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float" office:value="0.5" calcext:value-type="float">
            <text:p>0.5</text:p>
          </table:table-cell>
          <table:table-cell table:style-name="ce17" office:value-type="float" office:value="0.165" calcext:value-type="float">
            <text:p>0.165</text:p>
          </table:table-cell>
          <table:table-cell table:style-name="ce19" table:formula="of:=[.C121]-[.C120]" office:value-type="float" office:value="0.106" calcext:value-type="float">
            <text:p>0.106</text:p>
          </table:table-cell>
          <table:table-cell table:style-name="ce19" table:formula="of:=[.D121]-[.D120]" office:value-type="float" office:value="0.07" calcext:value-type="float">
            <text:p>0.07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0.271" calcext:value-type="float">
            <text:p>0.271</text:p>
          </table:table-cell>
          <table:table-cell table:style-name="ce19" table:formula="of:=[.C122]-[.C121]" office:value-type="float" office:value="0.176" calcext:value-type="float">
            <text:p>0.176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0.447" calcext:value-type="float">
            <text:p>0.447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6" office:value-type="string" calcext:value-type="string">
            <text:p>a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0.2002" calcext:value-type="float">
            <text:p>0.2002</text:p>
          </table:table-cell>
          <table:table-cell table:style-name="ce19" table:formula="of:=[.C126]-[.C125]" office:value-type="float" office:value="0.2012" calcext:value-type="float">
            <text:p>0.2012</text:p>
          </table:table-cell>
          <table:table-cell table:style-name="ce19" table:formula="of:=[.D126]-[.D125]" office:value-type="float" office:value="0.00229999999999994" calcext:value-type="float">
            <text:p>0.0023</text:p>
          </table:table-cell>
          <table:table-cell table:style-name="ce19" table:formula="of:=[.E126]-[.E125]" office:value-type="float" office:value="0.00150000000000014" calcext:value-type="float">
            <text:p>0.0015</text:p>
          </table:table-cell>
          <table:table-cell table:style-name="ce19" table:formula="of:=[.F126]-[.F125]" office:value-type="float" office:value="0.000899999999999762" calcext:value-type="float">
            <text:p>0.0009</text:p>
          </table:table-cell>
          <table:table-cell table:style-name="ce19" table:formula="of:=[.G126]-[.G125]" office:value-type="float" office:value="0.000100000000000405" calcext:value-type="float">
            <text:p>0.0001</text:p>
          </table:table-cell>
          <table:table-cell table:style-name="ce19" table:formula="of:=[.H126]-[.H125]" office:value-type="float" office:value="0.000499999999999029" calcext:value-type="float">
            <text:p>0.00049999999999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0.4014" calcext:value-type="float">
            <text:p>0.4014</text:p>
          </table:table-cell>
          <table:table-cell table:style-name="ce19" table:formula="of:=[.C127]-[.C126]" office:value-type="float" office:value="0.2035" calcext:value-type="float">
            <text:p>0.2035</text:p>
          </table:table-cell>
          <table:table-cell table:style-name="ce19" table:formula="of:=[.D127]-[.D126]" office:value-type="float" office:value="0.00380000000000008" calcext:value-type="float">
            <text:p>0.0038</text:p>
          </table:table-cell>
          <table:table-cell table:style-name="ce19" table:formula="of:=[.E127]-[.E126]" office:value-type="float" office:value="0.0023999999999999" calcext:value-type="float">
            <text:p>0.0024</text:p>
          </table:table-cell>
          <table:table-cell table:style-name="ce19" table:formula="of:=[.F127]-[.F126]" office:value-type="float" office:value="0.00100000000000017" calcext:value-type="float">
            <text:p>0.001</text:p>
          </table:table-cell>
          <table:table-cell table:style-name="ce19" table:formula="of:=[.G127]-[.G126]" office:value-type="float" office:value="0.000599999999999434" calcext:value-type="float">
            <text:p>0.00059999999999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0.6049" calcext:value-type="float">
            <text:p>0.6049</text:p>
          </table:table-cell>
          <table:table-cell table:style-name="ce19" table:formula="of:=[.C128]-[.C127]" office:value-type="float" office:value="0.2073" calcext:value-type="float">
            <text:p>0.2073</text:p>
          </table:table-cell>
          <table:table-cell table:style-name="ce19" table:formula="of:=[.D128]-[.D127]" office:value-type="float" office:value="0.00619999999999998" calcext:value-type="float">
            <text:p>0.0062</text:p>
          </table:table-cell>
          <table:table-cell table:style-name="ce19" table:formula="of:=[.E128]-[.E127]" office:value-type="float" office:value="0.00340000000000007" calcext:value-type="float">
            <text:p>0.0034</text:p>
          </table:table-cell>
          <table:table-cell table:style-name="ce19" table:formula="of:=[.F128]-[.F127]" office:value-type="float" office:value="0.0015999999999996" calcext:value-type="float">
            <text:p>0.0016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0.8122" calcext:value-type="float">
            <text:p>0.8122</text:p>
          </table:table-cell>
          <table:table-cell table:style-name="ce19" table:formula="of:=[.C129]-[.C128]" office:value-type="float" office:value="0.2135" calcext:value-type="float">
            <text:p>0.2135</text:p>
          </table:table-cell>
          <table:table-cell table:style-name="ce19" table:formula="of:=[.D129]-[.D128]" office:value-type="float" office:value="0.00960000000000005" calcext:value-type="float">
            <text:p>0.0096</text:p>
          </table:table-cell>
          <table:table-cell table:style-name="ce19" table:formula="of:=[.E129]-[.E128]" office:value-type="float" office:value="0.00499999999999967" calcext:value-type="float">
            <text:p>0.005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0257" calcext:value-type="float">
            <text:p>1.0257</text:p>
          </table:table-cell>
          <table:table-cell table:style-name="ce19" table:formula="of:=[.C130]-[.C129]" office:value-type="float" office:value="0.2231" calcext:value-type="float">
            <text:p>0.2231</text:p>
          </table:table-cell>
          <table:table-cell table:style-name="ce19" table:formula="of:=[.D130]-[.D129]" office:value-type="float" office:value="0.0145999999999997" calcext:value-type="float">
            <text:p>0.014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2488" calcext:value-type="float">
            <text:p>1.2488</text:p>
          </table:table-cell>
          <table:table-cell table:style-name="ce19" table:formula="of:=[.C131]-[.C130]" office:value-type="float" office:value="0.2377" calcext:value-type="float">
            <text:p>0.2377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4865" calcext:value-type="float">
            <text:p>1.486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b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c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-0.9047" calcext:value-type="float">
            <text:p>-0.9047</text:p>
          </table:table-cell>
          <table:table-cell table:style-name="ce19" table:formula="of:=[.C135]-[.C134]" office:value-type="float" office:value="0.0871000000000001" calcext:value-type="float">
            <text:p>0.0871</text:p>
          </table:table-cell>
          <table:table-cell table:style-name="ce19" table:formula="of:=[.D135]-[.D134]" office:value-type="float" office:value="-0.00690000000000013" calcext:value-type="float">
            <text:p>-0.0069</text:p>
          </table:table-cell>
          <table:table-cell table:style-name="ce19" table:formula="of:=[.E135]-[.E134]" office:value-type="float" office:value="0.0012000000000002" calcext:value-type="float">
            <text:p>0.0012</text:p>
          </table:table-cell>
          <table:table-cell table:style-name="ce19" table:formula="of:=[.F135]-[.F134]" office:value-type="float" office:value="-0.0003000000000003" calcext:value-type="float">
            <text:p>-0.0003</text:p>
          </table:table-cell>
          <table:table-cell table:style-name="ce19" table:formula="of:=[.G135]-[.G134]" office:value-type="float" office:value="0.000200000000000422" calcext:value-type="float">
            <text:p>0.0002</text:p>
          </table:table-cell>
          <table:table-cell table:style-name="ce19" table:formula="of:=[.H135]-[.H134]" office:value-type="float" office:value="-0.000300000000000467" calcext:value-type="float">
            <text:p>-0.000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-0.8176" calcext:value-type="float">
            <text:p>-0.8176</text:p>
          </table:table-cell>
          <table:table-cell table:style-name="ce19" table:formula="of:=[.C136]-[.C135]" office:value-type="float" office:value="0.0801999999999999" calcext:value-type="float">
            <text:p>0.0802</text:p>
          </table:table-cell>
          <table:table-cell table:style-name="ce19" table:formula="of:=[.D136]-[.D135]" office:value-type="float" office:value="-0.00569999999999993" calcext:value-type="float">
            <text:p>-0.0057</text:p>
          </table:table-cell>
          <table:table-cell table:style-name="ce19" table:formula="of:=[.E136]-[.E135]" office:value-type="float" office:value="0.000899999999999901" calcext:value-type="float">
            <text:p>0.0009</text:p>
          </table:table-cell>
          <table:table-cell table:style-name="ce19" table:formula="of:=[.F136]-[.F135]" office:value-type="float" office:value="-0.000099999999999878" calcext:value-type="float">
            <text:p>-9.9999999999878E-05</text:p>
          </table:table-cell>
          <table:table-cell table:style-name="ce19" table:formula="of:=[.G136]-[.G135]" office:value-type="float" office:value="-0.000100000000000045" calcext:value-type="float">
            <text:p>-0.000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-0.7374" calcext:value-type="float">
            <text:p>-0.7374</text:p>
          </table:table-cell>
          <table:table-cell table:style-name="ce19" table:formula="of:=[.C137]-[.C136]" office:value-type="float" office:value="0.0745" calcext:value-type="float">
            <text:p>0.0745</text:p>
          </table:table-cell>
          <table:table-cell table:style-name="ce19" table:formula="of:=[.D137]-[.D136]" office:value-type="float" office:value="-0.00480000000000003" calcext:value-type="float">
            <text:p>-0.0048</text:p>
          </table:table-cell>
          <table:table-cell table:style-name="ce19" table:formula="of:=[.E137]-[.E136]" office:value-type="float" office:value="0.000800000000000023" calcext:value-type="float">
            <text:p>0.0008</text:p>
          </table:table-cell>
          <table:table-cell table:style-name="ce19" table:formula="of:=[.F137]-[.F136]" office:value-type="float" office:value="-0.000199999999999922" calcext:value-type="float">
            <text:p>-0.0002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-0.6629" calcext:value-type="float">
            <text:p>-0.6629</text:p>
          </table:table-cell>
          <table:table-cell table:style-name="ce19" table:formula="of:=[.C138]-[.C137]" office:value-type="float" office:value="0.0697" calcext:value-type="float">
            <text:p>0.0697</text:p>
          </table:table-cell>
          <table:table-cell table:style-name="ce19" table:formula="of:=[.D138]-[.D137]" office:value-type="float" office:value="-0.004" calcext:value-type="float">
            <text:p>-0.004</text:p>
          </table:table-cell>
          <table:table-cell table:style-name="ce19" table:formula="of:=[.E138]-[.E137]" office:value-type="float" office:value="0.0006000000000001" calcext:value-type="float">
            <text:p>0.0006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-0.5932" calcext:value-type="float">
            <text:p>-0.5932</text:p>
          </table:table-cell>
          <table:table-cell table:style-name="ce19" table:formula="of:=[.C139]-[.C138]" office:value-type="float" office:value="0.0657" calcext:value-type="float">
            <text:p>0.0657</text:p>
          </table:table-cell>
          <table:table-cell table:style-name="ce19" table:formula="of:=[.D139]-[.D138]" office:value-type="float" office:value="-0.0033999999999999" calcext:value-type="float">
            <text:p>-0.0034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-0.5275" calcext:value-type="float">
            <text:p>-0.5275</text:p>
          </table:table-cell>
          <table:table-cell table:style-name="ce19" table:formula="of:=[.C140]-[.C139]" office:value-type="float" office:value="0.0623000000000001" calcext:value-type="float">
            <text:p>0.0623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-0.4652" calcext:value-type="float">
            <text:p>-0.465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.</text:p>
          </table:table-cell>
          <table:table-cell table:style-name="ce13" office:value-type="string" calcext:value-type="string">
            <text:p>r</text:p>
          </table:table-cell>
          <table:table-cell table:style-name="ce18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10.0666" calcext:value-type="float">
            <text:p>10.0666</text:p>
          </table:table-cell>
          <table:table-cell table:style-name="ce19" table:formula="of:=[.C144]-[.C143]" office:value-type="float" office:value="-4.9338" calcext:value-type="float">
            <text:p>-4.9338</text:p>
          </table:table-cell>
          <table:table-cell table:style-name="ce19" table:formula="of:=[.D144]-[.D143]" office:value-type="float" office:value="3.3326" calcext:value-type="float">
            <text:p>3.3326</text:p>
          </table:table-cell>
          <table:table-cell table:style-name="ce19" table:formula="of:=[.E144]-[.E143]" office:value-type="float" office:value="-2.5004" calcext:value-type="float">
            <text:p>-2.5004</text:p>
          </table:table-cell>
          <table:table-cell table:style-name="ce19" table:formula="of:=[.F144]-[.F143]" office:value-type="float" office:value="2.0001" calcext:value-type="float">
            <text:p>2.0001</text:p>
          </table:table-cell>
          <table:table-cell table:style-name="ce19" table:formula="of:=[.G144]-[.G143]" office:value-type="float" office:value="-1.6667" calcext:value-type="float">
            <text:p>-1.6667</text:p>
          </table:table-cell>
          <table:table-cell table:style-name="ce19" table:formula="of:=[.H144]-[.H143]" office:value-type="float" office:value="1.4283" calcext:value-type="float">
            <text:p>1.428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5.1328" calcext:value-type="float">
            <text:p>5.1328</text:p>
          </table:table-cell>
          <table:table-cell table:style-name="ce19" table:formula="of:=[.C145]-[.C144]" office:value-type="float" office:value="-1.6012" calcext:value-type="float">
            <text:p>-1.6012</text:p>
          </table:table-cell>
          <table:table-cell table:style-name="ce19" table:formula="of:=[.D145]-[.D144]" office:value-type="float" office:value="0.832199999999999" calcext:value-type="float">
            <text:p>0.832199999999999</text:p>
          </table:table-cell>
          <table:table-cell table:style-name="ce19" table:formula="of:=[.E145]-[.E144]" office:value-type="float" office:value="-0.500299999999999" calcext:value-type="float">
            <text:p>-0.500299999999999</text:p>
          </table:table-cell>
          <table:table-cell table:style-name="ce19" table:formula="of:=[.F145]-[.F144]" office:value-type="float" office:value="0.333399999999999" calcext:value-type="float">
            <text:p>0.333399999999999</text:p>
          </table:table-cell>
          <table:table-cell table:style-name="ce19" table:formula="of:=[.G145]-[.G144]" office:value-type="float" office:value="-0.238399999999999" calcext:value-type="float">
            <text:p>-0.23839999999999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3.5316" calcext:value-type="float">
            <text:p>3.5316</text:p>
          </table:table-cell>
          <table:table-cell table:style-name="ce19" table:formula="of:=[.C146]-[.C145]" office:value-type="float" office:value="-0.769" calcext:value-type="float">
            <text:p>-0.769</text:p>
          </table:table-cell>
          <table:table-cell table:style-name="ce19" table:formula="of:=[.D146]-[.D145]" office:value-type="float" office:value="0.3319" calcext:value-type="float">
            <text:p>0.3319</text:p>
          </table:table-cell>
          <table:table-cell table:style-name="ce19" table:formula="of:=[.E146]-[.E145]" office:value-type="float" office:value="-0.1669" calcext:value-type="float">
            <text:p>-0.1669</text:p>
          </table:table-cell>
          <table:table-cell table:style-name="ce19" table:formula="of:=[.F146]-[.F145]" office:value-type="float" office:value="0.0950000000000002" calcext:value-type="float">
            <text:p>0.09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2.7626" calcext:value-type="float">
            <text:p>2.7626</text:p>
          </table:table-cell>
          <table:table-cell table:style-name="ce19" table:formula="of:=[.C147]-[.C146]" office:value-type="float" office:value="-0.4371" calcext:value-type="float">
            <text:p>-0.4371</text:p>
          </table:table-cell>
          <table:table-cell table:style-name="ce19" table:formula="of:=[.D147]-[.D146]" office:value-type="float" office:value="0.165" calcext:value-type="float">
            <text:p>0.165</text:p>
          </table:table-cell>
          <table:table-cell table:style-name="ce19" table:formula="of:=[.E147]-[.E146]" office:value-type="float" office:value="-0.0718999999999999" calcext:value-type="float">
            <text:p>-0.071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3255" calcext:value-type="float">
            <text:p>2.3255</text:p>
          </table:table-cell>
          <table:table-cell table:style-name="ce19" table:formula="of:=[.C148]-[.C147]" office:value-type="float" office:value="-0.2721" calcext:value-type="float">
            <text:p>-0.2721</text:p>
          </table:table-cell>
          <table:table-cell table:style-name="ce19" table:formula="of:=[.D148]-[.D147]" office:value-type="float" office:value="0.0931000000000002" calcext:value-type="float">
            <text:p>0.0931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2.0534" calcext:value-type="float">
            <text:p>2.0534</text:p>
          </table:table-cell>
          <table:table-cell table:style-name="ce19" table:formula="of:=[.C149]-[.C148]" office:value-type="float" office:value="-0.179" calcext:value-type="float">
            <text:p>-0.179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8744" calcext:value-type="float">
            <text:p>1.874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y(x)</text:p>
          </table:table-cell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-10.0066" calcext:value-type="float">
            <text:p>-10.0066</text:p>
          </table:table-cell>
          <table:table-cell table:style-name="ce19" table:formula="of:=[.C153]-[.C152]" office:value-type="float" office:value="5.0142" calcext:value-type="float">
            <text:p>5.0142</text:p>
          </table:table-cell>
          <table:table-cell table:style-name="ce19" table:formula="of:=[.D153]-[.D152]" office:value-type="float" office:value="-3.31" calcext:value-type="float">
            <text:p>-3.31</text:p>
          </table:table-cell>
          <table:table-cell table:style-name="ce19" table:formula="of:=[.E153]-[.E152]" office:value-type="float" office:value="2.5048" calcext:value-type="float">
            <text:p>2.5048</text:p>
          </table:table-cell>
          <table:table-cell table:style-name="ce19" table:formula="of:=[.F153]-[.F152]" office:value-type="float" office:value="-1.9968" calcext:value-type="float">
            <text:p>-1.9968</text:p>
          </table:table-cell>
          <table:table-cell table:style-name="ce19" table:formula="of:=[.G153]-[.G152]" office:value-type="float" office:value="1.6686" calcext:value-type="float">
            <text:p>1.6686</text:p>
          </table:table-cell>
          <table:table-cell table:style-name="ce19" table:formula="of:=[.H153]-[.H152]" office:value-type="float" office:value="-1.42699999999999" calcext:value-type="float">
            <text:p>-1.426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-4.9924" calcext:value-type="float">
            <text:p>-4.9924</text:p>
          </table:table-cell>
          <table:table-cell table:style-name="ce19" table:formula="of:=[.C154]-[.C153]" office:value-type="float" office:value="1.7042" calcext:value-type="float">
            <text:p>1.7042</text:p>
          </table:table-cell>
          <table:table-cell table:style-name="ce19" table:formula="of:=[.D154]-[.D153]" office:value-type="float" office:value="-0.805200000000001" calcext:value-type="float">
            <text:p>-0.805200000000001</text:p>
          </table:table-cell>
          <table:table-cell table:style-name="ce19" table:formula="of:=[.E154]-[.E153]" office:value-type="float" office:value="0.508000000000001" calcext:value-type="float">
            <text:p>0.508000000000001</text:p>
          </table:table-cell>
          <table:table-cell table:style-name="ce19" table:formula="of:=[.F154]-[.F153]" office:value-type="float" office:value="-0.328200000000002" calcext:value-type="float">
            <text:p>-0.328200000000002</text:p>
          </table:table-cell>
          <table:table-cell table:style-name="ce19" table:formula="of:=[.G154]-[.G153]" office:value-type="float" office:value="0.241600000000004" calcext:value-type="float">
            <text:p>0.241600000000004</text:p>
          </table:table-cell>
          <table:table-cell table:style-name="ce1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-3.2882" calcext:value-type="float">
            <text:p>-3.2882</text:p>
          </table:table-cell>
          <table:table-cell table:style-name="ce19" table:formula="of:=[.C155]-[.C154]" office:value-type="float" office:value="0.899" calcext:value-type="float">
            <text:p>0.899</text:p>
          </table:table-cell>
          <table:table-cell table:style-name="ce19" table:formula="of:=[.D155]-[.D154]" office:value-type="float" office:value="-0.297199999999999" calcext:value-type="float">
            <text:p>-0.297199999999999</text:p>
          </table:table-cell>
          <table:table-cell table:style-name="ce19" table:formula="of:=[.E155]-[.E154]" office:value-type="float" office:value="0.179799999999999" calcext:value-type="float">
            <text:p>0.179799999999999</text:p>
          </table:table-cell>
          <table:table-cell table:style-name="ce19" table:formula="of:=[.F155]-[.F154]" office:value-type="float" office:value="-0.0865999999999985" calcext:value-type="float">
            <text:p>-0.086599999999999</text:p>
          </table:table-cell>
          <table:table-cell table:style-name="ce1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-2.3892" calcext:value-type="float">
            <text:p>-2.3892</text:p>
          </table:table-cell>
          <table:table-cell table:style-name="ce19" table:formula="of:=[.C156]-[.C155]" office:value-type="float" office:value="0.6018" calcext:value-type="float">
            <text:p>0.6018</text:p>
          </table:table-cell>
          <table:table-cell table:style-name="ce19" table:formula="of:=[.D156]-[.D155]" office:value-type="float" office:value="-0.1174" calcext:value-type="float">
            <text:p>-0.1174</text:p>
          </table:table-cell>
          <table:table-cell table:style-name="ce19" table:formula="of:=[.E156]-[.E155]" office:value-type="float" office:value="0.0932000000000004" calcext:value-type="float">
            <text:p>0.0932</text:p>
          </table:table-cell>
          <table:table-cell table:style-name="ce19"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-1.7874" calcext:value-type="float">
            <text:p>-1.7874</text:p>
          </table:table-cell>
          <table:table-cell table:style-name="ce19" table:formula="of:=[.C157]-[.C156]" office:value-type="float" office:value="0.4844" calcext:value-type="float">
            <text:p>0.4844</text:p>
          </table:table-cell>
          <table:table-cell table:style-name="ce19" table:formula="of:=[.D157]-[.D156]" office:value-type="float" office:value="-0.0242" calcext:value-type="float">
            <text:p>-0.0242</text:p>
          </table:table-cell>
          <table:table-cell table:style-name="ce19"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-1.303" calcext:value-type="float">
            <text:p>-1.303</text:p>
          </table:table-cell>
          <table:table-cell table:style-name="ce19" table:formula="of:=[.C158]-[.C157]" office:value-type="float" office:value="0.4602" calcext:value-type="float">
            <text:p>0.4602</text:p>
          </table:table-cell>
          <table:table-cell table:style-name="ce19"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-0.8428" calcext:value-type="float">
            <text:p>-0.8428</text:p>
          </table:table-cell>
          <table:table-cell table:style-name="ce19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d(t)</text:p>
          </table:table-cell>
          <table:table-cell table:style-name="ce20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-5.0033" calcext:value-type="float">
            <text:p>-5.0033</text:p>
          </table:table-cell>
          <table:table-cell table:style-name="ce19" table:formula="of:=[.C162]-[.C161]" office:value-type="float" office:value="2.5071" calcext:value-type="float">
            <text:p>2.5071</text:p>
          </table:table-cell>
          <table:table-cell table:style-name="ce19" table:formula="of:=[.D162]-[.D161]" office:value-type="float" office:value="-1.655" calcext:value-type="float">
            <text:p>-1.655</text:p>
          </table:table-cell>
          <table:table-cell table:style-name="ce19" table:formula="of:=[.E162]-[.E161]" office:value-type="float" office:value="1.2524" calcext:value-type="float">
            <text:p>1.2524</text:p>
          </table:table-cell>
          <table:table-cell table:style-name="ce19" table:formula="of:=[.F162]-[.F161]" office:value-type="float" office:value="-0.998399999999999" calcext:value-type="float">
            <text:p>-0.998399999999999</text:p>
          </table:table-cell>
          <table:table-cell table:style-name="ce19" table:formula="of:=[.G162]-[.G161]" office:value-type="float" office:value="0.834299999999998" calcext:value-type="float">
            <text:p>0.834299999999998</text:p>
          </table:table-cell>
          <table:table-cell table:style-name="ce19" table:formula="of:=[.H162]-[.H161]" office:value-type="float" office:value="-0.713499999999997" calcext:value-type="float">
            <text:p>-0.713499999999997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-2.4962" calcext:value-type="float">
            <text:p>-2.4962</text:p>
          </table:table-cell>
          <table:table-cell table:style-name="ce19" table:formula="of:=[.C163]-[.C162]" office:value-type="float" office:value="0.8521" calcext:value-type="float">
            <text:p>0.8521</text:p>
          </table:table-cell>
          <table:table-cell table:style-name="ce19" table:formula="of:=[.D163]-[.D162]" office:value-type="float" office:value="-0.4026" calcext:value-type="float">
            <text:p>-0.4026</text:p>
          </table:table-cell>
          <table:table-cell table:style-name="ce19" table:formula="of:=[.E163]-[.E162]" office:value-type="float" office:value="0.254000000000001" calcext:value-type="float">
            <text:p>0.254000000000001</text:p>
          </table:table-cell>
          <table:table-cell table:style-name="ce19" table:formula="of:=[.F163]-[.F162]" office:value-type="float" office:value="-0.164100000000001" calcext:value-type="float">
            <text:p>-0.164100000000001</text:p>
          </table:table-cell>
          <table:table-cell table:style-name="ce19" table:formula="of:=[.G163]-[.G162]" office:value-type="float" office:value="0.120800000000001" calcext:value-type="float">
            <text:p>0.12080000000000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-1.6441" calcext:value-type="float">
            <text:p>-1.6441</text:p>
          </table:table-cell>
          <table:table-cell table:style-name="ce19" table:formula="of:=[.C164]-[.C163]" office:value-type="float" office:value="0.4495" calcext:value-type="float">
            <text:p>0.4495</text:p>
          </table:table-cell>
          <table:table-cell table:style-name="ce19" table:formula="of:=[.D164]-[.D163]" office:value-type="float" office:value="-0.1486" calcext:value-type="float">
            <text:p>-0.1486</text:p>
          </table:table-cell>
          <table:table-cell table:style-name="ce19" table:formula="of:=[.E164]-[.E163]" office:value-type="float" office:value="0.0898999999999997" calcext:value-type="float">
            <text:p>0.0899</text:p>
          </table:table-cell>
          <table:table-cell table:style-name="ce19" table:formula="of:=[.F164]-[.F163]" office:value-type="float" office:value="-0.0432999999999995" calcext:value-type="float">
            <text:p>-0.0433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-1.1946" calcext:value-type="float">
            <text:p>-1.1946</text:p>
          </table:table-cell>
          <table:table-cell table:style-name="ce19" table:formula="of:=[.C165]-[.C164]" office:value-type="float" office:value="0.3009" calcext:value-type="float">
            <text:p>0.3009</text:p>
          </table:table-cell>
          <table:table-cell table:style-name="ce19" table:formula="of:=[.D165]-[.D164]" office:value-type="float" office:value="-0.0587000000000001" calcext:value-type="float">
            <text:p>-0.0587</text:p>
          </table:table-cell>
          <table:table-cell table:style-name="ce19" table:formula="of:=[.E165]-[.E164]" office:value-type="float" office:value="0.0466000000000002" calcext:value-type="float">
            <text:p>0.0466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-0.8937" calcext:value-type="float">
            <text:p>-0.8937</text:p>
          </table:table-cell>
          <table:table-cell table:style-name="ce19" table:formula="of:=[.C166]-[.C165]" office:value-type="float" office:value="0.2422" calcext:value-type="float">
            <text:p>0.2422</text:p>
          </table:table-cell>
          <table:table-cell table:style-name="ce19" table:formula="of:=[.D166]-[.D165]" office:value-type="float" office:value="-0.0120999999999999" calcext:value-type="float">
            <text:p>-0.0121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-0.6515" calcext:value-type="float">
            <text:p>-0.6515</text:p>
          </table:table-cell>
          <table:table-cell table:style-name="ce19" table:formula="of:=[.C167]-[.C166]" office:value-type="float" office:value="0.2301" calcext:value-type="float">
            <text:p>0.2301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-0.4214" calcext:value-type="float">
            <text:p>-0.421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f.</text:p>
          </table:table-cell>
          <table:table-cell table:style-name="ce13" office:value-type="string" calcext:value-type="string">
            <text:p>r</text:p>
          </table:table-cell>
          <table:table-cell table:style-name="ce18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-4.9582" calcext:value-type="float">
            <text:p>-4.9582</text:p>
          </table:table-cell>
          <table:table-cell table:style-name="ce19" table:formula="of:=[.C171]-[.C170]" office:value-type="float" office:value="2.5428" calcext:value-type="float">
            <text:p>2.5428</text:p>
          </table:table-cell>
          <table:table-cell table:style-name="ce19" table:formula="of:=[.D171]-[.D170]" office:value-type="float" office:value="-1.6647" calcext:value-type="float">
            <text:p>-1.6647</text:p>
          </table:table-cell>
          <table:table-cell table:style-name="ce19" table:formula="of:=[.E171]-[.E170]" office:value-type="float" office:value="1.2513" calcext:value-type="float">
            <text:p>1.2513</text:p>
          </table:table-cell>
          <table:table-cell table:style-name="ce19" table:formula="of:=[.F171]-[.F170]" office:value-type="float" office:value="-0.9998" calcext:value-type="float">
            <text:p>-0.9998</text:p>
          </table:table-cell>
          <table:table-cell table:style-name="ce19" table:formula="of:=[.G171]-[.G170]" office:value-type="float" office:value="0.833800000000001" calcext:value-type="float">
            <text:p>0.833800000000001</text:p>
          </table:table-cell>
          <table:table-cell table:style-name="ce19" table:formula="of:=[.H171]-[.H170]" office:value-type="float" office:value="-0.714900000000002" calcext:value-type="float">
            <text:p>-0.71490000000000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-2.4154" calcext:value-type="float">
            <text:p>-2.4154</text:p>
          </table:table-cell>
          <table:table-cell table:style-name="ce19" table:formula="of:=[.C172]-[.C171]" office:value-type="float" office:value="0.8781" calcext:value-type="float">
            <text:p>0.8781</text:p>
          </table:table-cell>
          <table:table-cell table:style-name="ce19" table:formula="of:=[.D172]-[.D171]" office:value-type="float" office:value="-0.4134" calcext:value-type="float">
            <text:p>-0.4134</text:p>
          </table:table-cell>
          <table:table-cell table:style-name="ce19" table:formula="of:=[.E172]-[.E171]" office:value-type="float" office:value="0.2515" calcext:value-type="float">
            <text:p>0.2515</text:p>
          </table:table-cell>
          <table:table-cell table:style-name="ce19" table:formula="of:=[.F172]-[.F171]" office:value-type="float" office:value="-0.165999999999999" calcext:value-type="float">
            <text:p>-0.165999999999999</text:p>
          </table:table-cell>
          <table:table-cell table:style-name="ce19" table:formula="of:=[.G172]-[.G171]" office:value-type="float" office:value="0.118899999999999" calcext:value-type="float">
            <text:p>0.11889999999999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-1.5373" calcext:value-type="float">
            <text:p>-1.5373</text:p>
          </table:table-cell>
          <table:table-cell table:style-name="ce19" table:formula="of:=[.C173]-[.C172]" office:value-type="float" office:value="0.4647" calcext:value-type="float">
            <text:p>0.4647</text:p>
          </table:table-cell>
          <table:table-cell table:style-name="ce19" table:formula="of:=[.D173]-[.D172]" office:value-type="float" office:value="-0.1619" calcext:value-type="float">
            <text:p>-0.1619</text:p>
          </table:table-cell>
          <table:table-cell table:style-name="ce19" table:formula="of:=[.E173]-[.E172]" office:value-type="float" office:value="0.0855000000000002" calcext:value-type="float">
            <text:p>0.0855</text:p>
          </table:table-cell>
          <table:table-cell table:style-name="ce19" table:formula="of:=[.F173]-[.F172]" office:value-type="float" office:value="-0.0471000000000004" calcext:value-type="float">
            <text:p>-0.04710000000000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-1.0726" calcext:value-type="float">
            <text:p>-1.0726</text:p>
          </table:table-cell>
          <table:table-cell table:style-name="ce19" table:formula="of:=[.C174]-[.C173]" office:value-type="float" office:value="0.3028" calcext:value-type="float">
            <text:p>0.3028</text:p>
          </table:table-cell>
          <table:table-cell table:style-name="ce19" table:formula="of:=[.D174]-[.D173]" office:value-type="float" office:value="-0.0763999999999999" calcext:value-type="float">
            <text:p>-0.0764</text:p>
          </table:table-cell>
          <table:table-cell table:style-name="ce19" table:formula="of:=[.E174]-[.E173]" office:value-type="float" office:value="0.0383999999999998" calcext:value-type="float">
            <text:p>0.0384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-0.7698" calcext:value-type="float">
            <text:p>-0.7698</text:p>
          </table:table-cell>
          <table:table-cell table:style-name="ce19" table:formula="of:=[.C175]-[.C174]" office:value-type="float" office:value="0.2264" calcext:value-type="float">
            <text:p>0.2264</text:p>
          </table:table-cell>
          <table:table-cell table:style-name="ce19" table:formula="of:=[.D175]-[.D174]" office:value-type="float" office:value="-0.0380000000000001" calcext:value-type="float">
            <text:p>-0.038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-0.5434" calcext:value-type="float">
            <text:p>-0.5434</text:p>
          </table:table-cell>
          <table:table-cell table:style-name="ce19" table:formula="of:=[.C176]-[.C175]" office:value-type="float" office:value="0.1884" calcext:value-type="float">
            <text:p>0.1884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-0.355" calcext:value-type="float">
            <text:p>-0.35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g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5.5109" calcext:value-type="float">
            <text:p>5.5109</text:p>
          </table:table-cell>
          <table:table-cell table:style-name="ce19" table:formula="of:=[.C180]-[.C179]" office:value-type="float" office:value="-2.484" calcext:value-type="float">
            <text:p>-2.484</text:p>
          </table:table-cell>
          <table:table-cell table:style-name="ce19" table:formula="of:=[.D180]-[.D179]" office:value-type="float" office:value="1.6724" calcext:value-type="float">
            <text:p>1.6724</text:p>
          </table:table-cell>
          <table:table-cell table:style-name="ce19" table:formula="of:=[.E180]-[.E179]" office:value-type="float" office:value="-1.2493" calcext:value-type="float">
            <text:p>-1.2493</text:p>
          </table:table-cell>
          <table:table-cell table:style-name="ce19" table:formula="of:=[.F180]-[.F179]" office:value-type="float" office:value="1.0006" calcext:value-type="float">
            <text:p>1.0006</text:p>
          </table:table-cell>
          <table:table-cell table:style-name="ce19" table:formula="of:=[.G180]-[.G179]" office:value-type="float" office:value="-0.833600000000001" calcext:value-type="float">
            <text:p>-0.833600000000001</text:p>
          </table:table-cell>
          <table:table-cell table:style-name="ce19" table:formula="of:=[.H180]-[.H179]" office:value-type="float" office:value="0.715600000000002" calcext:value-type="float">
            <text:p>0.7156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3.0269" calcext:value-type="float">
            <text:p>3.0269</text:p>
          </table:table-cell>
          <table:table-cell table:style-name="ce19" table:formula="of:=[.C181]-[.C180]" office:value-type="float" office:value="-0.8116" calcext:value-type="float">
            <text:p>-0.8116</text:p>
          </table:table-cell>
          <table:table-cell table:style-name="ce19" table:formula="of:=[.D181]-[.D180]" office:value-type="float" office:value="0.4231" calcext:value-type="float">
            <text:p>0.4231</text:p>
          </table:table-cell>
          <table:table-cell table:style-name="ce19" table:formula="of:=[.E181]-[.E180]" office:value-type="float" office:value="-0.2487" calcext:value-type="float">
            <text:p>-0.2487</text:p>
          </table:table-cell>
          <table:table-cell table:style-name="ce19" table:formula="of:=[.F181]-[.F180]" office:value-type="float" office:value="0.167" calcext:value-type="float">
            <text:p>0.167</text:p>
          </table:table-cell>
          <table:table-cell table:style-name="ce19" table:formula="of:=[.G181]-[.G180]" office:value-type="float" office:value="-0.118" calcext:value-type="float">
            <text:p>-0.11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2.2153" calcext:value-type="float">
            <text:p>2.2153</text:p>
          </table:table-cell>
          <table:table-cell table:style-name="ce19" table:formula="of:=[.C182]-[.C181]" office:value-type="float" office:value="-0.3885" calcext:value-type="float">
            <text:p>-0.3885</text:p>
          </table:table-cell>
          <table:table-cell table:style-name="ce19" table:formula="of:=[.D182]-[.D181]" office:value-type="float" office:value="0.1744" calcext:value-type="float">
            <text:p>0.1744</text:p>
          </table:table-cell>
          <table:table-cell table:style-name="ce19" table:formula="of:=[.E182]-[.E181]" office:value-type="float" office:value="-0.0817000000000001" calcext:value-type="float">
            <text:p>-0.0817</text:p>
          </table:table-cell>
          <table:table-cell table:style-name="ce19" table:formula="of:=[.F182]-[.F181]" office:value-type="float" office:value="0.0489999999999999" calcext:value-type="float">
            <text:p>0.049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1.8268" calcext:value-type="float">
            <text:p>1.8268</text:p>
          </table:table-cell>
          <table:table-cell table:style-name="ce19" table:formula="of:=[.C183]-[.C182]" office:value-type="float" office:value="-0.2141" calcext:value-type="float">
            <text:p>-0.2141</text:p>
          </table:table-cell>
          <table:table-cell table:style-name="ce19" table:formula="of:=[.D183]-[.D182]" office:value-type="float" office:value="0.0927" calcext:value-type="float">
            <text:p>0.0927</text:p>
          </table:table-cell>
          <table:table-cell table:style-name="ce19" table:formula="of:=[.E183]-[.E182]" office:value-type="float" office:value="-0.0327000000000002" calcext:value-type="float">
            <text:p>-0.0327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6127" calcext:value-type="float">
            <text:p>1.6127</text:p>
          </table:table-cell>
          <table:table-cell table:style-name="ce19" table:formula="of:=[.C184]-[.C183]" office:value-type="float" office:value="-0.1214" calcext:value-type="float">
            <text:p>-0.1214</text:p>
          </table:table-cell>
          <table:table-cell table:style-name="ce19" table:formula="of:=[.D184]-[.D183]" office:value-type="float" office:value="0.0599999999999998" calcext:value-type="float">
            <text:p>0.0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4913" calcext:value-type="float">
            <text:p>1.4913</text:p>
          </table:table-cell>
          <table:table-cell table:style-name="ce19" table:formula="of:=[.C185]-[.C184]" office:value-type="float" office:value="-0.0614000000000001" calcext:value-type="float">
            <text:p>-0.0614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4299" calcext:value-type="float">
            <text:p>1.429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f(x)</text:p>
          </table:table-cell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10.1165" calcext:value-type="float">
            <text:p>10.1165</text:p>
          </table:table-cell>
          <table:table-cell table:style-name="ce19" table:formula="of:=[.C189]-[.C188]" office:value-type="float" office:value="-4.8843" calcext:value-type="float">
            <text:p>-4.8843</text:p>
          </table:table-cell>
          <table:table-cell table:style-name="ce19" table:formula="of:=[.D189]-[.D188]" office:value-type="float" office:value="3.3315" calcext:value-type="float">
            <text:p>3.3315</text:p>
          </table:table-cell>
          <table:table-cell table:style-name="ce19" table:formula="of:=[.E189]-[.E188]" office:value-type="float" office:value="-2.5007" calcext:value-type="float">
            <text:p>-2.5007</text:p>
          </table:table-cell>
          <table:table-cell table:style-name="ce19" table:formula="of:=[.F189]-[.F188]" office:value-type="float" office:value="1.9998" calcext:value-type="float">
            <text:p>1.9998</text:p>
          </table:table-cell>
          <table:table-cell table:style-name="ce19" table:formula="of:=[.G189]-[.G188]" office:value-type="float" office:value="-1.66630000000001" calcext:value-type="float">
            <text:p>-1.66630000000001</text:p>
          </table:table-cell>
          <table:table-cell table:style-name="ce19" table:formula="of:=[.H189]-[.H188]" office:value-type="float" office:value="1.42810000000001" calcext:value-type="float">
            <text:p>1.4281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5.2322" calcext:value-type="float">
            <text:p>5.2322</text:p>
          </table:table-cell>
          <table:table-cell table:style-name="ce19" table:formula="of:=[.C190]-[.C189]" office:value-type="float" office:value="-1.5528" calcext:value-type="float">
            <text:p>-1.5528</text:p>
          </table:table-cell>
          <table:table-cell table:style-name="ce19" table:formula="of:=[.D190]-[.D189]" office:value-type="float" office:value="0.830799999999999" calcext:value-type="float">
            <text:p>0.830799999999999</text:p>
          </table:table-cell>
          <table:table-cell table:style-name="ce19" table:formula="of:=[.E190]-[.E189]" office:value-type="float" office:value="-0.500899999999998" calcext:value-type="float">
            <text:p>-0.500899999999998</text:p>
          </table:table-cell>
          <table:table-cell table:style-name="ce19" table:formula="of:=[.F190]-[.F189]" office:value-type="float" office:value="0.333499999999997" calcext:value-type="float">
            <text:p>0.333499999999997</text:p>
          </table:table-cell>
          <table:table-cell table:style-name="ce19" table:formula="of:=[.G190]-[.G189]" office:value-type="float" office:value="-0.238199999999996" calcext:value-type="float">
            <text:p>-0.238199999999996</text:p>
          </table:table-cell>
          <table:table-cell table:style-name="ce1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3.6794" calcext:value-type="float">
            <text:p>3.6794</text:p>
          </table:table-cell>
          <table:table-cell table:style-name="ce19" table:formula="of:=[.C191]-[.C190]" office:value-type="float" office:value="-0.722" calcext:value-type="float">
            <text:p>-0.722</text:p>
          </table:table-cell>
          <table:table-cell table:style-name="ce19" table:formula="of:=[.D191]-[.D190]" office:value-type="float" office:value="0.329900000000001" calcext:value-type="float">
            <text:p>0.329900000000001</text:p>
          </table:table-cell>
          <table:table-cell table:style-name="ce19" table:formula="of:=[.E191]-[.E190]" office:value-type="float" office:value="-0.167400000000001" calcext:value-type="float">
            <text:p>-0.167400000000001</text:p>
          </table:table-cell>
          <table:table-cell table:style-name="ce19" table:formula="of:=[.F191]-[.F190]" office:value-type="float" office:value="0.0953000000000013" calcext:value-type="float">
            <text:p>0.095300000000001</text:p>
          </table:table-cell>
          <table:table-cell table:style-name="ce1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2.9574" calcext:value-type="float">
            <text:p>2.9574</text:p>
          </table:table-cell>
          <table:table-cell table:style-name="ce19" table:formula="of:=[.C192]-[.C191]" office:value-type="float" office:value="-0.3921" calcext:value-type="float">
            <text:p>-0.3921</text:p>
          </table:table-cell>
          <table:table-cell table:style-name="ce19" table:formula="of:=[.D192]-[.D191]" office:value-type="float" office:value="0.1625" calcext:value-type="float">
            <text:p>0.1625</text:p>
          </table:table-cell>
          <table:table-cell table:style-name="ce19" table:formula="of:=[.E192]-[.E191]" office:value-type="float" office:value="-0.0720999999999998" calcext:value-type="float">
            <text:p>-0.0721</text:p>
          </table:table-cell>
          <table:table-cell table:style-name="ce19"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653" calcext:value-type="float">
            <text:p>2.5653</text:p>
          </table:table-cell>
          <table:table-cell table:style-name="ce19" table:formula="of:=[.C193]-[.C192]" office:value-type="float" office:value="-0.2296" calcext:value-type="float">
            <text:p>-0.2296</text:p>
          </table:table-cell>
          <table:table-cell table:style-name="ce19" table:formula="of:=[.D193]-[.D192]" office:value-type="float" office:value="0.0903999999999998" calcext:value-type="float">
            <text:p>0.0904</text:p>
          </table:table-cell>
          <table:table-cell table:style-name="ce19"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2.3357" calcext:value-type="float">
            <text:p>2.3357</text:p>
          </table:table-cell>
          <table:table-cell table:style-name="ce19" table:formula="of:=[.C194]-[.C193]" office:value-type="float" office:value="-0.1392" calcext:value-type="float">
            <text:p>-0.1392</text:p>
          </table:table-cell>
          <table:table-cell table:style-name="ce19"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2.1965" calcext:value-type="float">
            <text:p>2.1965</text:p>
          </table:table-cell>
          <table:table-cell table:style-name="ce19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5" table:number-columns-repeated="2"/>
          <table:table-cell table:style-name="ce4" table:number-columns-repeated="2"/>
          <table:table-cell table:style-name="ce5" table:number-columns-repeated="2"/>
          <table:table-cell table:style-name="ce4" table:number-columns-repeated="2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b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c(t)</text:p>
          </table:table-cell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2.191" calcext:value-type="float">
            <text:p>2.191</text:p>
          </table:table-cell>
          <table:table-cell table:style-name="ce19" table:formula="of:=[.C198]-[.C197]" office:value-type="float" office:value="-0.0267999999999997" calcext:value-type="float">
            <text:p>-0.0268</text:p>
          </table:table-cell>
          <table:table-cell table:style-name="ce19" table:formula="of:=[.D198]-[.D197]" office:value-type="float" office:value="-0.0174000000000003" calcext:value-type="float">
            <text:p>-0.0174</text:p>
          </table:table-cell>
          <table:table-cell table:style-name="ce19" table:formula="of:=[.E198]-[.E197]" office:value-type="float" office:value="0.000900000000000123" calcext:value-type="float">
            <text:p>0.0009</text:p>
          </table:table-cell>
          <table:table-cell table:style-name="ce19" table:formula="of:=[.F198]-[.F197]" office:value-type="float" office:value="0.000100000000000433" calcext:value-type="float">
            <text:p>0.0001</text:p>
          </table:table-cell>
          <table:table-cell table:style-name="ce19" table:formula="of:=[.G198]-[.G197]" office:value-type="float" office:value="0.000499999999998391" calcext:value-type="float">
            <text:p>0.000499999999998</text:p>
          </table:table-cell>
          <table:table-cell table:style-name="ce19" table:formula="of:=[.H198]-[.H197]" office:value-type="float" office:value="-0.000499999999996392" calcext:value-type="float">
            <text:p>-0.00049999999999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2.1642" calcext:value-type="float">
            <text:p>2.1642</text:p>
          </table:table-cell>
          <table:table-cell table:style-name="ce19" table:formula="of:=[.C199]-[.C198]" office:value-type="float" office:value="-0.0442" calcext:value-type="float">
            <text:p>-0.0442</text:p>
          </table:table-cell>
          <table:table-cell table:style-name="ce19" table:formula="of:=[.D199]-[.D198]" office:value-type="float" office:value="-0.0165000000000002" calcext:value-type="float">
            <text:p>-0.0165</text:p>
          </table:table-cell>
          <table:table-cell table:style-name="ce19" table:formula="of:=[.E199]-[.E198]" office:value-type="float" office:value="0.00100000000000056" calcext:value-type="float">
            <text:p>0.001000000000001</text:p>
          </table:table-cell>
          <table:table-cell table:style-name="ce19" table:formula="of:=[.F199]-[.F198]" office:value-type="float" office:value="0.000599999999998824" calcext:value-type="float">
            <text:p>0.000599999999999</text:p>
          </table:table-cell>
          <table:table-cell table:style-name="ce19" table:formula="of:=[.G199]-[.G198]" office:value-type="float" office:value="1.99840144432528E-015" calcext:value-type="float">
            <text:p>1.99840144432528E-15</text:p>
          </table:table-cell>
          <table:table-cell table:style-name="ce1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2.12" calcext:value-type="float">
            <text:p>2.12</text:p>
          </table:table-cell>
          <table:table-cell table:style-name="ce19" table:formula="of:=[.C200]-[.C199]" office:value-type="float" office:value="-0.0607000000000002" calcext:value-type="float">
            <text:p>-0.0607</text:p>
          </table:table-cell>
          <table:table-cell table:style-name="ce19" table:formula="of:=[.D200]-[.D199]" office:value-type="float" office:value="-0.0154999999999996" calcext:value-type="float">
            <text:p>-0.0155</text:p>
          </table:table-cell>
          <table:table-cell table:style-name="ce19" table:formula="of:=[.E200]-[.E199]" office:value-type="float" office:value="0.00159999999999938" calcext:value-type="float">
            <text:p>0.001599999999999</text:p>
          </table:table-cell>
          <table:table-cell table:style-name="ce19" table:formula="of:=[.F200]-[.F199]" office:value-type="float" office:value="0.000600000000000822" calcext:value-type="float">
            <text:p>0.000600000000001</text:p>
          </table:table-cell>
          <table:table-cell table:style-name="ce1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2.0593" calcext:value-type="float">
            <text:p>2.0593</text:p>
          </table:table-cell>
          <table:table-cell table:style-name="ce19" table:formula="of:=[.C201]-[.C200]" office:value-type="float" office:value="-0.0761999999999998" calcext:value-type="float">
            <text:p>-0.0762</text:p>
          </table:table-cell>
          <table:table-cell table:style-name="ce19" table:formula="of:=[.D201]-[.D200]" office:value-type="float" office:value="-0.0139000000000002" calcext:value-type="float">
            <text:p>-0.0139</text:p>
          </table:table-cell>
          <table:table-cell table:style-name="ce19" table:formula="of:=[.E201]-[.E200]" office:value-type="float" office:value="0.0022000000000002" calcext:value-type="float">
            <text:p>0.0022</text:p>
          </table:table-cell>
          <table:table-cell table:style-name="ce19"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9831" calcext:value-type="float">
            <text:p>1.9831</text:p>
          </table:table-cell>
          <table:table-cell table:style-name="ce19" table:formula="of:=[.C202]-[.C201]" office:value-type="float" office:value="-0.0901000000000001" calcext:value-type="float">
            <text:p>-0.0901</text:p>
          </table:table-cell>
          <table:table-cell table:style-name="ce19" table:formula="of:=[.D202]-[.D201]" office:value-type="float" office:value="-0.0117" calcext:value-type="float">
            <text:p>-0.0117</text:p>
          </table:table-cell>
          <table:table-cell table:style-name="ce19"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893" calcext:value-type="float">
            <text:p>1.893</text:p>
          </table:table-cell>
          <table:table-cell table:style-name="ce19" table:formula="of:=[.C203]-[.C202]" office:value-type="float" office:value="-0.1018" calcext:value-type="float">
            <text:p>-0.1018</text:p>
          </table:table-cell>
          <table:table-cell table:style-name="ce19"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7912" calcext:value-type="float">
            <text:p>1.7912</text:p>
          </table:table-cell>
          <table:table-cell table:style-name="ce19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>
            <text:p>c.</text:p>
          </table:table-cell>
          <table:table-cell table:style-name="ce13" office:value-type="string" calcext:value-type="string">
            <text:p>r</text:p>
          </table:table-cell>
          <table:table-cell table:style-name="ce18" office:value-type="string" calcext:value-type="string">
            <text:p>F(r)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2.0937" calcext:value-type="float">
            <text:p>2.0937</text:p>
          </table:table-cell>
          <table:table-cell table:style-name="ce19" table:formula="of:=[.C207]-[.C206]" office:value-type="float" office:value="-0.9044" calcext:value-type="float">
            <text:p>-0.9044</text:p>
          </table:table-cell>
          <table:table-cell table:style-name="ce19" table:formula="of:=[.D207]-[.D206]" office:value-type="float" office:value="0.671" calcext:value-type="float">
            <text:p>0.671</text:p>
          </table:table-cell>
          <table:table-cell table:style-name="ce19" table:formula="of:=[.E207]-[.E206]" office:value-type="float" office:value="-0.4977" calcext:value-type="float">
            <text:p>-0.4977</text:p>
          </table:table-cell>
          <table:table-cell table:style-name="ce19" table:formula="of:=[.F207]-[.F206]" office:value-type="float" office:value="0.4011" calcext:value-type="float">
            <text:p>0.4011</text:p>
          </table:table-cell>
          <table:table-cell table:style-name="ce19" table:formula="of:=[.G207]-[.G206]" office:value-type="float" office:value="-0.3337" calcext:value-type="float">
            <text:p>-0.3337</text:p>
          </table:table-cell>
          <table:table-cell table:style-name="ce19" table:formula="of:=[.H207]-[.H206]" office:value-type="float" office:value="0.2871" calcext:value-type="float">
            <text:p>0.287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1.1893" calcext:value-type="float">
            <text:p>1.1893</text:p>
          </table:table-cell>
          <table:table-cell table:style-name="ce19" table:formula="of:=[.C208]-[.C207]" office:value-type="float" office:value="-0.2334" calcext:value-type="float">
            <text:p>-0.2334</text:p>
          </table:table-cell>
          <table:table-cell table:style-name="ce19" table:formula="of:=[.D208]-[.D207]" office:value-type="float" office:value="0.1733" calcext:value-type="float">
            <text:p>0.1733</text:p>
          </table:table-cell>
          <table:table-cell table:style-name="ce19" table:formula="of:=[.E208]-[.E207]" office:value-type="float" office:value="-0.0965999999999999" calcext:value-type="float">
            <text:p>-0.0966</text:p>
          </table:table-cell>
          <table:table-cell table:style-name="ce19" table:formula="of:=[.F208]-[.F207]" office:value-type="float" office:value="0.0674" calcext:value-type="float">
            <text:p>0.0674</text:p>
          </table:table-cell>
          <table:table-cell table:style-name="ce19" table:formula="of:=[.G208]-[.G207]" office:value-type="float" office:value="-0.0466000000000002" calcext:value-type="float">
            <text:p>-0.0466</text:p>
          </table:table-cell>
          <table:table-cell table:style-name="ce1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0.9559" calcext:value-type="float">
            <text:p>0.9559</text:p>
          </table:table-cell>
          <table:table-cell table:style-name="ce19" table:formula="of:=[.C209]-[.C208]" office:value-type="float" office:value="-0.0601" calcext:value-type="float">
            <text:p>-0.0601</text:p>
          </table:table-cell>
          <table:table-cell table:style-name="ce19" table:formula="of:=[.D209]-[.D208]" office:value-type="float" office:value="0.0767" calcext:value-type="float">
            <text:p>0.0767</text:p>
          </table:table-cell>
          <table:table-cell table:style-name="ce19" table:formula="of:=[.E209]-[.E208]" office:value-type="float" office:value="-0.0291999999999999" calcext:value-type="float">
            <text:p>-0.0292</text:p>
          </table:table-cell>
          <table:table-cell table:style-name="ce19" table:formula="of:=[.F209]-[.F208]" office:value-type="float" office:value="0.0207999999999998" calcext:value-type="float">
            <text:p>0.0208</text:p>
          </table:table-cell>
          <table:table-cell table:style-name="ce1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0.8958" calcext:value-type="float">
            <text:p>0.8958</text:p>
          </table:table-cell>
          <table:table-cell table:style-name="ce19" table:formula="of:=[.C210]-[.C209]" office:value-type="float" office:value="0.0165999999999999" calcext:value-type="float">
            <text:p>0.0166</text:p>
          </table:table-cell>
          <table:table-cell table:style-name="ce19" table:formula="of:=[.D210]-[.D209]" office:value-type="float" office:value="0.0475000000000001" calcext:value-type="float">
            <text:p>0.0475</text:p>
          </table:table-cell>
          <table:table-cell table:style-name="ce19" table:formula="of:=[.E210]-[.E209]" office:value-type="float" office:value="-0.00840000000000007" calcext:value-type="float">
            <text:p>-0.0084</text:p>
          </table:table-cell>
          <table:table-cell table:style-name="ce19"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9124" calcext:value-type="float">
            <text:p>0.9124</text:p>
          </table:table-cell>
          <table:table-cell table:style-name="ce19" table:formula="of:=[.C211]-[.C210]" office:value-type="float" office:value="0.0641" calcext:value-type="float">
            <text:p>0.0641</text:p>
          </table:table-cell>
          <table:table-cell table:style-name="ce19" table:formula="of:=[.D211]-[.D210]" office:value-type="float" office:value="0.0391" calcext:value-type="float">
            <text:p>0.0391</text:p>
          </table:table-cell>
          <table:table-cell table:style-name="ce19"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0.9765" calcext:value-type="float">
            <text:p>0.9765</text:p>
          </table:table-cell>
          <table:table-cell table:style-name="ce19" table:formula="of:=[.C212]-[.C211]" office:value-type="float" office:value="0.1032" calcext:value-type="float">
            <text:p>0.1032</text:p>
          </table:table-cell>
          <table:table-cell table:style-name="ce19"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0797" calcext:value-type="float">
            <text:p>1.0797</text:p>
          </table:table-cell>
          <table:table-cell table:style-name="ce19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y(x)</text:p>
          </table:table-cell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1.1049" calcext:value-type="float">
            <text:p>1.1049</text:p>
          </table:table-cell>
          <table:table-cell table:style-name="ce19" table:formula="of:=[.C216]-[.C215]" office:value-type="float" office:value="0.1141" calcext:value-type="float">
            <text:p>0.1141</text:p>
          </table:table-cell>
          <table:table-cell table:style-name="ce19" table:formula="of:=[.D216]-[.D215]" office:value-type="float" office:value="0.00919999999999988" calcext:value-type="float">
            <text:p>0.0092</text:p>
          </table:table-cell>
          <table:table-cell table:style-name="ce19" table:formula="of:=[.E216]-[.E215]" office:value-type="float" office:value="0.000300000000000189" calcext:value-type="float">
            <text:p>0.0003</text:p>
          </table:table-cell>
          <table:table-cell table:style-name="ce19" table:formula="of:=[.F216]-[.F215]" office:value-type="float" office:value="0.00119999999999965" calcext:value-type="float">
            <text:p>0.0012</text:p>
          </table:table-cell>
          <table:table-cell table:style-name="ce19" table:formula="of:=[.G216]-[.G215]" office:value-type="float" office:value="-0.0000999999999993229" calcext:value-type="float">
            <text:p>-9.99999999993229E-05</text:p>
          </table:table-cell>
          <table:table-cell table:style-name="ce19" table:formula="of:=[.H216]-[.H215]" office:value-type="float" office:value="0.000799999999998802" calcext:value-type="float">
            <text:p>0.0007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1.219" calcext:value-type="float">
            <text:p>1.219</text:p>
          </table:table-cell>
          <table:table-cell table:style-name="ce19" table:formula="of:=[.C217]-[.C216]" office:value-type="float" office:value="0.1233" calcext:value-type="float">
            <text:p>0.1233</text:p>
          </table:table-cell>
          <table:table-cell table:style-name="ce19" table:formula="of:=[.D217]-[.D216]" office:value-type="float" office:value="0.00950000000000006" calcext:value-type="float">
            <text:p>0.0095</text:p>
          </table:table-cell>
          <table:table-cell table:style-name="ce19" table:formula="of:=[.E217]-[.E216]" office:value-type="float" office:value="0.00149999999999983" calcext:value-type="float">
            <text:p>0.0015</text:p>
          </table:table-cell>
          <table:table-cell table:style-name="ce19" table:formula="of:=[.F217]-[.F216]" office:value-type="float" office:value="0.00110000000000032" calcext:value-type="float">
            <text:p>0.0011</text:p>
          </table:table-cell>
          <table:table-cell table:style-name="ce19" table:formula="of:=[.G217]-[.G216]" office:value-type="float" office:value="0.000699999999999479" calcext:value-type="float">
            <text:p>0.000699999999999</text:p>
          </table:table-cell>
          <table:table-cell table:style-name="ce1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1.3423" calcext:value-type="float">
            <text:p>1.3423</text:p>
          </table:table-cell>
          <table:table-cell table:style-name="ce19" table:formula="of:=[.C218]-[.C217]" office:value-type="float" office:value="0.1328" calcext:value-type="float">
            <text:p>0.1328</text:p>
          </table:table-cell>
          <table:table-cell table:style-name="ce19" table:formula="of:=[.D218]-[.D217]" office:value-type="float" office:value="0.0109999999999999" calcext:value-type="float">
            <text:p>0.011</text:p>
          </table:table-cell>
          <table:table-cell table:style-name="ce19" table:formula="of:=[.E218]-[.E217]" office:value-type="float" office:value="0.00260000000000016" calcext:value-type="float">
            <text:p>0.0026</text:p>
          </table:table-cell>
          <table:table-cell table:style-name="ce19" table:formula="of:=[.F218]-[.F217]" office:value-type="float" office:value="0.0017999999999998" calcext:value-type="float">
            <text:p>0.0018</text:p>
          </table:table-cell>
          <table:table-cell table:style-name="ce1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1.4751" calcext:value-type="float">
            <text:p>1.4751</text:p>
          </table:table-cell>
          <table:table-cell table:style-name="ce19" table:formula="of:=[.C219]-[.C218]" office:value-type="float" office:value="0.1438" calcext:value-type="float">
            <text:p>0.1438</text:p>
          </table:table-cell>
          <table:table-cell table:style-name="ce19" table:formula="of:=[.D219]-[.D218]" office:value-type="float" office:value="0.0136000000000001" calcext:value-type="float">
            <text:p>0.0136</text:p>
          </table:table-cell>
          <table:table-cell table:style-name="ce19" table:formula="of:=[.E219]-[.E218]" office:value-type="float" office:value="0.00439999999999996" calcext:value-type="float">
            <text:p>0.0044</text:p>
          </table:table-cell>
          <table:table-cell table:style-name="ce19"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6189" calcext:value-type="float">
            <text:p>1.6189</text:p>
          </table:table-cell>
          <table:table-cell table:style-name="ce19" table:formula="of:=[.C220]-[.C219]" office:value-type="float" office:value="0.1574" calcext:value-type="float">
            <text:p>0.1574</text:p>
          </table:table-cell>
          <table:table-cell table:style-name="ce19" table:formula="of:=[.D220]-[.D219]" office:value-type="float" office:value="0.018" calcext:value-type="float">
            <text:p>0.018</text:p>
          </table:table-cell>
          <table:table-cell table:style-name="ce19"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7763" calcext:value-type="float">
            <text:p>1.7763</text:p>
          </table:table-cell>
          <table:table-cell table:style-name="ce19" table:formula="of:=[.C221]-[.C220]" office:value-type="float" office:value="0.1754" calcext:value-type="float">
            <text:p>0.1754</text:p>
          </table:table-cell>
          <table:table-cell table:style-name="ce19"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9517" calcext:value-type="float">
            <text:p>1.9517</text:p>
          </table:table-cell>
          <table:table-cell table:style-name="ce19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.</text:p>
          </table:table-cell>
          <table:table-cell table:style-name="ce13" office:value-type="string" calcext:value-type="string">
            <text:p>t</text:p>
          </table:table-cell>
          <table:table-cell table:style-name="ce18" office:value-type="string" calcext:value-type="string">
            <text:p>d(t)</text:p>
          </table:table-cell>
          <table:table-cell table:style-name="ce20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2.9883" calcext:value-type="float">
            <text:p>2.9883</text:p>
          </table:table-cell>
          <table:table-cell table:style-name="ce19" table:formula="of:=[.C225]-[.C224]" office:value-type="float" office:value="-1.0216" calcext:value-type="float">
            <text:p>-1.0216</text:p>
          </table:table-cell>
          <table:table-cell table:style-name="ce19" table:formula="of:=[.D225]-[.D224]" office:value-type="float" office:value="0.656800000000001" calcext:value-type="float">
            <text:p>0.656800000000001</text:p>
          </table:table-cell>
          <table:table-cell table:style-name="ce19" table:formula="of:=[.E225]-[.E224]" office:value-type="float" office:value="-0.499800000000001" calcext:value-type="float">
            <text:p>-0.499800000000001</text:p>
          </table:table-cell>
          <table:table-cell table:style-name="ce19" table:formula="of:=[.F225]-[.F224]" office:value-type="float" office:value="0.400200000000002" calcext:value-type="float">
            <text:p>0.400200000000002</text:p>
          </table:table-cell>
          <table:table-cell table:style-name="ce19" table:formula="of:=[.G225]-[.G224]" office:value-type="float" office:value="-0.333600000000003" calcext:value-type="float">
            <text:p>-0.333600000000003</text:p>
          </table:table-cell>
          <table:table-cell table:style-name="ce19" table:formula="of:=[.H225]-[.H224]" office:value-type="float" office:value="0.286200000000005" calcext:value-type="float">
            <text:p>0.286200000000005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1.9667" calcext:value-type="float">
            <text:p>1.9667</text:p>
          </table:table-cell>
          <table:table-cell table:style-name="ce19" table:formula="of:=[.C226]-[.C225]" office:value-type="float" office:value="-0.3648" calcext:value-type="float">
            <text:p>-0.3648</text:p>
          </table:table-cell>
          <table:table-cell table:style-name="ce19" table:formula="of:=[.D226]-[.D225]" office:value-type="float" office:value="0.157" calcext:value-type="float">
            <text:p>0.157</text:p>
          </table:table-cell>
          <table:table-cell table:style-name="ce19" table:formula="of:=[.E226]-[.E225]" office:value-type="float" office:value="-0.0995999999999992" calcext:value-type="float">
            <text:p>-0.099599999999999</text:p>
          </table:table-cell>
          <table:table-cell table:style-name="ce19" table:formula="of:=[.F226]-[.F225]" office:value-type="float" office:value="0.0665999999999987" calcext:value-type="float">
            <text:p>0.066599999999999</text:p>
          </table:table-cell>
          <table:table-cell table:style-name="ce19" table:formula="of:=[.G226]-[.G225]" office:value-type="float" office:value="-0.0473999999999977" calcext:value-type="float">
            <text:p>-0.04739999999999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1.6019" calcext:value-type="float">
            <text:p>1.6019</text:p>
          </table:table-cell>
          <table:table-cell table:style-name="ce19" table:formula="of:=[.C227]-[.C226]" office:value-type="float" office:value="-0.2078" calcext:value-type="float">
            <text:p>-0.2078</text:p>
          </table:table-cell>
          <table:table-cell table:style-name="ce19" table:formula="of:=[.D227]-[.D226]" office:value-type="float" office:value="0.0574000000000003" calcext:value-type="float">
            <text:p>0.0574</text:p>
          </table:table-cell>
          <table:table-cell table:style-name="ce19" table:formula="of:=[.E227]-[.E226]" office:value-type="float" office:value="-0.0330000000000006" calcext:value-type="float">
            <text:p>-0.033000000000001</text:p>
          </table:table-cell>
          <table:table-cell table:style-name="ce19" table:formula="of:=[.F227]-[.F226]" office:value-type="float" office:value="0.019200000000001" calcext:value-type="float">
            <text:p>0.01920000000000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1.3941" calcext:value-type="float">
            <text:p>1.3941</text:p>
          </table:table-cell>
          <table:table-cell table:style-name="ce19" table:formula="of:=[.C228]-[.C227]" office:value-type="float" office:value="-0.1504" calcext:value-type="float">
            <text:p>-0.1504</text:p>
          </table:table-cell>
          <table:table-cell table:style-name="ce19" table:formula="of:=[.D228]-[.D227]" office:value-type="float" office:value="0.0243999999999998" calcext:value-type="float">
            <text:p>0.0244</text:p>
          </table:table-cell>
          <table:table-cell table:style-name="ce19" table:formula="of:=[.E228]-[.E227]" office:value-type="float" office:value="-0.0137999999999996" calcext:value-type="float">
            <text:p>-0.0138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2437" calcext:value-type="float">
            <text:p>1.2437</text:p>
          </table:table-cell>
          <table:table-cell table:style-name="ce19" table:formula="of:=[.C229]-[.C228]" office:value-type="float" office:value="-0.126" calcext:value-type="float">
            <text:p>-0.126</text:p>
          </table:table-cell>
          <table:table-cell table:style-name="ce19" table:formula="of:=[.D229]-[.D228]" office:value-type="float" office:value="0.0106000000000002" calcext:value-type="float">
            <text:p>0.010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1177" calcext:value-type="float">
            <text:p>1.1177</text:p>
          </table:table-cell>
          <table:table-cell table:style-name="ce19" table:formula="of:=[.C230]-[.C229]" office:value-type="float" office:value="-0.1154" calcext:value-type="float">
            <text:p>-0.1154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0023" calcext:value-type="float">
            <text:p>1.002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f.</text:p>
          </table:table-cell>
          <table:table-cell table:style-name="ce13" office:value-type="string" calcext:value-type="string">
            <text:p>r</text:p>
          </table:table-cell>
          <table:table-cell table:style-name="ce18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5.1338" calcext:value-type="float">
            <text:p>5.1338</text:p>
          </table:table-cell>
          <table:table-cell table:style-name="ce19" table:formula="of:=[.C234]-[.C233]" office:value-type="float" office:value="-2.3632" calcext:value-type="float">
            <text:p>-2.3632</text:p>
          </table:table-cell>
          <table:table-cell table:style-name="ce19" table:formula="of:=[.D234]-[.D233]" office:value-type="float" office:value="1.673" calcext:value-type="float">
            <text:p>1.673</text:p>
          </table:table-cell>
          <table:table-cell table:style-name="ce19" table:formula="of:=[.E234]-[.E233]" office:value-type="float" office:value="-1.2464" calcext:value-type="float">
            <text:p>-1.2464</text:p>
          </table:table-cell>
          <table:table-cell table:style-name="ce19" table:formula="of:=[.F234]-[.F233]" office:value-type="float" office:value="1.0013" calcext:value-type="float">
            <text:p>1.0013</text:p>
          </table:table-cell>
          <table:table-cell table:style-name="ce19" table:formula="of:=[.G234]-[.G233]" office:value-type="float" office:value="-0.833199999999999" calcext:value-type="float">
            <text:p>-0.833199999999999</text:p>
          </table:table-cell>
          <table:table-cell table:style-name="ce19" table:formula="of:=[.H234]-[.H233]" office:value-type="float" office:value="0.715199999999999" calcext:value-type="float">
            <text:p>0.715199999999999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2.7706" calcext:value-type="float">
            <text:p>2.7706</text:p>
          </table:table-cell>
          <table:table-cell table:style-name="ce19" table:formula="of:=[.C235]-[.C234]" office:value-type="float" office:value="-0.6902" calcext:value-type="float">
            <text:p>-0.6902</text:p>
          </table:table-cell>
          <table:table-cell table:style-name="ce19" table:formula="of:=[.D235]-[.D234]" office:value-type="float" office:value="0.4266" calcext:value-type="float">
            <text:p>0.4266</text:p>
          </table:table-cell>
          <table:table-cell table:style-name="ce19" table:formula="of:=[.E235]-[.E234]" office:value-type="float" office:value="-0.2451" calcext:value-type="float">
            <text:p>-0.2451</text:p>
          </table:table-cell>
          <table:table-cell table:style-name="ce19" table:formula="of:=[.F235]-[.F234]" office:value-type="float" office:value="0.1681" calcext:value-type="float">
            <text:p>0.1681</text:p>
          </table:table-cell>
          <table:table-cell table:style-name="ce19" table:formula="of:=[.G235]-[.G234]" office:value-type="float" office:value="-0.118" calcext:value-type="float">
            <text:p>-0.11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2.0804" calcext:value-type="float">
            <text:p>2.0804</text:p>
          </table:table-cell>
          <table:table-cell table:style-name="ce19" table:formula="of:=[.C236]-[.C235]" office:value-type="float" office:value="-0.2636" calcext:value-type="float">
            <text:p>-0.2636</text:p>
          </table:table-cell>
          <table:table-cell table:style-name="ce19" table:formula="of:=[.D236]-[.D235]" office:value-type="float" office:value="0.1815" calcext:value-type="float">
            <text:p>0.1815</text:p>
          </table:table-cell>
          <table:table-cell table:style-name="ce19" table:formula="of:=[.E236]-[.E235]" office:value-type="float" office:value="-0.077" calcext:value-type="float">
            <text:p>-0.077</text:p>
          </table:table-cell>
          <table:table-cell table:style-name="ce19" table:formula="of:=[.F236]-[.F235]" office:value-type="float" office:value="0.0501000000000005" calcext:value-type="float">
            <text:p>0.05010000000000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1.8168" calcext:value-type="float">
            <text:p>1.8168</text:p>
          </table:table-cell>
          <table:table-cell table:style-name="ce19" table:formula="of:=[.C237]-[.C236]" office:value-type="float" office:value="-0.0821000000000001" calcext:value-type="float">
            <text:p>-0.0821</text:p>
          </table:table-cell>
          <table:table-cell table:style-name="ce19" table:formula="of:=[.D237]-[.D236]" office:value-type="float" office:value="0.1045" calcext:value-type="float">
            <text:p>0.1045</text:p>
          </table:table-cell>
          <table:table-cell table:style-name="ce19" table:formula="of:=[.E237]-[.E236]" office:value-type="float" office:value="-0.0268999999999995" calcext:value-type="float">
            <text:p>-0.0269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7347" calcext:value-type="float">
            <text:p>1.7347</text:p>
          </table:table-cell>
          <table:table-cell table:style-name="ce19" table:formula="of:=[.C238]-[.C237]" office:value-type="float" office:value="0.0223999999999998" calcext:value-type="float">
            <text:p>0.0224</text:p>
          </table:table-cell>
          <table:table-cell table:style-name="ce19" table:formula="of:=[.D238]-[.D237]" office:value-type="float" office:value="0.0776000000000003" calcext:value-type="float">
            <text:p>0.077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1.7571" calcext:value-type="float">
            <text:p>1.7571</text:p>
          </table:table-cell>
          <table:table-cell table:style-name="ce19" table:formula="of:=[.C239]-[.C238]" office:value-type="float" office:value="0.1" calcext:value-type="float">
            <text:p>0.1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1.8571" calcext:value-type="float">
            <text:p>1.857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g.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5" office:value-type="float" office:value="0.1" calcext:value-type="float">
            <text:p>0.1</text:p>
          </table:table-cell>
          <table:table-cell table:style-name="ce17" office:value-type="float" office:value="1.2015" calcext:value-type="float">
            <text:p>1.2015</text:p>
          </table:table-cell>
          <table:table-cell table:style-name="ce19" table:formula="of:=[.C243]-[.C242]" office:value-type="float" office:value="0.2163" calcext:value-type="float">
            <text:p>0.2163</text:p>
          </table:table-cell>
          <table:table-cell table:style-name="ce19" table:formula="of:=[.D243]-[.D242]" office:value-type="float" office:value="0.0388000000000002" calcext:value-type="float">
            <text:p>0.0388</text:p>
          </table:table-cell>
          <table:table-cell table:style-name="ce19" table:formula="of:=[.E243]-[.E242]" office:value-type="float" office:value="0.0428999999999997" calcext:value-type="float">
            <text:p>0.0429</text:p>
          </table:table-cell>
          <table:table-cell table:style-name="ce19" table:formula="of:=[.F243]-[.F242]" office:value-type="float" office:value="0.0552000000000004" calcext:value-type="float">
            <text:p>0.0552</text:p>
          </table:table-cell>
          <table:table-cell table:style-name="ce19" table:formula="of:=[.G243]-[.G242]" office:value-type="float" office:value="0.1515" calcext:value-type="float">
            <text:p>0.1515</text:p>
          </table:table-cell>
          <table:table-cell table:style-name="ce19" table:formula="of:=[.H243]-[.H242]" office:value-type="float" office:value="1.061" calcext:value-type="float">
            <text:p>1.06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2" calcext:value-type="float">
            <text:p>0.2</text:p>
          </table:table-cell>
          <table:table-cell table:style-name="ce17" office:value-type="float" office:value="1.4178" calcext:value-type="float">
            <text:p>1.4178</text:p>
          </table:table-cell>
          <table:table-cell table:style-name="ce19" table:formula="of:=[.C244]-[.C243]" office:value-type="float" office:value="0.2551" calcext:value-type="float">
            <text:p>0.2551</text:p>
          </table:table-cell>
          <table:table-cell table:style-name="ce19" table:formula="of:=[.D244]-[.D243]" office:value-type="float" office:value="0.0816999999999999" calcext:value-type="float">
            <text:p>0.0817</text:p>
          </table:table-cell>
          <table:table-cell table:style-name="ce19" table:formula="of:=[.E244]-[.E243]" office:value-type="float" office:value="0.0981000000000001" calcext:value-type="float">
            <text:p>0.0981</text:p>
          </table:table-cell>
          <table:table-cell table:style-name="ce19" table:formula="of:=[.F244]-[.F243]" office:value-type="float" office:value="0.2067" calcext:value-type="float">
            <text:p>0.2067</text:p>
          </table:table-cell>
          <table:table-cell table:style-name="ce19" table:formula="of:=[.G244]-[.G243]" office:value-type="float" office:value="1.2125" calcext:value-type="float">
            <text:p>1.212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3" calcext:value-type="float">
            <text:p>0.3</text:p>
          </table:table-cell>
          <table:table-cell table:style-name="ce17" office:value-type="float" office:value="1.6729" calcext:value-type="float">
            <text:p>1.6729</text:p>
          </table:table-cell>
          <table:table-cell table:style-name="ce19" table:formula="of:=[.C245]-[.C244]" office:value-type="float" office:value="0.3368" calcext:value-type="float">
            <text:p>0.3368</text:p>
          </table:table-cell>
          <table:table-cell table:style-name="ce19" table:formula="of:=[.D245]-[.D244]" office:value-type="float" office:value="0.1798" calcext:value-type="float">
            <text:p>0.1798</text:p>
          </table:table-cell>
          <table:table-cell table:style-name="ce19" table:formula="of:=[.E245]-[.E244]" office:value-type="float" office:value="0.3048" calcext:value-type="float">
            <text:p>0.3048</text:p>
          </table:table-cell>
          <table:table-cell table:style-name="ce19" table:formula="of:=[.F245]-[.F244]" office:value-type="float" office:value="1.4192" calcext:value-type="float">
            <text:p>1.4192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4" calcext:value-type="float">
            <text:p>0.4</text:p>
          </table:table-cell>
          <table:table-cell table:style-name="ce17" office:value-type="float" office:value="2.0097" calcext:value-type="float">
            <text:p>2.0097</text:p>
          </table:table-cell>
          <table:table-cell table:style-name="ce19" table:formula="of:=[.C246]-[.C245]" office:value-type="float" office:value="0.5166" calcext:value-type="float">
            <text:p>0.5166</text:p>
          </table:table-cell>
          <table:table-cell table:style-name="ce19" table:formula="of:=[.D246]-[.D245]" office:value-type="float" office:value="0.4846" calcext:value-type="float">
            <text:p>0.4846</text:p>
          </table:table-cell>
          <table:table-cell table:style-name="ce19" table:formula="of:=[.E246]-[.E245]" office:value-type="float" office:value="1.724" calcext:value-type="float">
            <text:p>1.724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263" calcext:value-type="float">
            <text:p>2.5263</text:p>
          </table:table-cell>
          <table:table-cell table:style-name="ce19" table:formula="of:=[.C247]-[.C246]" office:value-type="float" office:value="1.0012" calcext:value-type="float">
            <text:p>1.0012</text:p>
          </table:table-cell>
          <table:table-cell table:style-name="ce19" table:formula="of:=[.D247]-[.D246]" office:value-type="float" office:value="2.2086" calcext:value-type="float">
            <text:p>2.2086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6" calcext:value-type="float">
            <text:p>0.6</text:p>
          </table:table-cell>
          <table:table-cell table:style-name="ce17" office:value-type="float" office:value="3.5275" calcext:value-type="float">
            <text:p>3.5275</text:p>
          </table:table-cell>
          <table:table-cell table:style-name="ce19" table:formula="of:=[.C248]-[.C247]" office:value-type="float" office:value="3.2098" calcext:value-type="float">
            <text:p>3.2098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5" office:value-type="float" office:value="0.7" calcext:value-type="float">
            <text:p>0.7</text:p>
          </table:table-cell>
          <table:table-cell table:style-name="ce17" office:value-type="float" office:value="6.7373" calcext:value-type="float">
            <text:p>6.7373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5:04.485686851</meta:creation-date>
    <dc:date>2018-11-16T11:11:49.946056170</dc:date>
    <dc:creator>abu dzar</dc:creator>
    <meta:editing-duration>PT32M31S</meta:editing-duration>
    <meta:editing-cycles>7</meta:editing-cycles>
    <meta:generator>LibreOffice/6.1.3.2$Linux_X86_64 LibreOffice_project/10$Build-2</meta:generator>
    <meta:document-statistic meta:table-count="1" meta:cell-count="1092" meta:object-count="0"/>
  </office:meta>
</office:document-meta>
</file>